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old1" svg:font-family="'Arial Bold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Grande1" svg:font-family="'Lucida Grande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8.3389in" fo:margin-left="0.5486in" fo:margin-top="0in" fo:margin-bottom="0in" table:align="left" style:writing-mode="lr-tb"/>
    </style:style>
    <style:style style:name="Table1.A" style:family="table-column">
      <style:table-column-properties style:column-width="5.4056in"/>
    </style:style>
    <style:style style:name="Table1.B" style:family="table-column">
      <style:table-column-properties style:column-width="2.9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eaaaa" fo:padding-left="0.0785in" fo:padding-right="0.075in" fo:padding-top="0in" fo:padding-bottom="0in" fo:border="0.5pt solid #bfbfbf">
        <style:background-image/>
      </style:table-cell-properties>
    </style:style>
    <style:style style:name="Table1.A2" style:family="table-cell">
      <style:table-cell-properties style:vertical-align="" fo:padding-left="0.0785in" fo:padding-right="0.075in" fo:padding-top="0in" fo:padding-bottom="0in" fo:border="0.5pt solid #bfbfbf"/>
    </style:style>
    <style:style style:name="Table1.B2" style:family="table-cell">
      <style:table-cell-properties style:vertical-align="middle" fo:padding-left="0.0785in" fo:padding-right="0.075in" fo:padding-top="0in" fo:padding-bottom="0in" fo:border="0.5pt solid #bfbfbf"/>
    </style:style>
    <style:style style:name="Table1.A3" style:family="table-cell">
      <style:table-cell-properties style:vertical-align="" fo:padding-left="0.0785in" fo:padding-right="0.075in" fo:padding-top="0in" fo:padding-bottom="0in" fo:border="0.5pt solid #bfbfbf"/>
    </style:style>
    <style:style style:name="Table1.B3" style:family="table-cell">
      <style:table-cell-properties style:vertical-align="middle" fo:padding-left="0.0785in" fo:padding-right="0.075in" fo:padding-top="0in" fo:padding-bottom="0in" fo:border="0.5pt solid #bfbfbf"/>
    </style:style>
    <style:style style:name="Table2" style:family="table">
      <style:table-properties style:width="8.2396in" fo:margin-left="-0.3438in" fo:margin-top="0in" fo:margin-bottom="0in" table:align="left" style:writing-mode="lr-tb"/>
    </style:style>
    <style:style style:name="Table2.A" style:family="table-column">
      <style:table-column-properties style:column-width="2.8222in"/>
    </style:style>
    <style:style style:name="Table2.B" style:family="table-column">
      <style:table-column-properties style:column-width="0.0729in"/>
    </style:style>
    <style:style style:name="Table2.C" style:family="table-column">
      <style:table-column-properties style:column-width="2.5417in"/>
    </style:style>
    <style:style style:name="Table2.D" style:family="table-column">
      <style:table-column-properties style:column-width="2.8028in"/>
    </style:style>
    <style:style style:name="Table2.1" style:family="table-row">
      <style:table-row-properties style:min-row-height="0.1875in" fo:keep-together="auto"/>
    </style:style>
    <style:style style:name="Table2.A1" style:family="table-cell">
      <style:table-cell-properties style:vertical-align="middle" fo:background-color="#aeaaaa" fo:padding-left="0.0799in" fo:padding-right="0.075in" fo:padding-top="0in" fo:padding-bottom="0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1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1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1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1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1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1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1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1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1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1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1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1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1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1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1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1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1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1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1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1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1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1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1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1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1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1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1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1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1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1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2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2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2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2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2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2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2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2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2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2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2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2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2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2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2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2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2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2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A2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B2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2.D2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" style:family="table">
      <style:table-properties style:width="8.1771in" fo:margin-left="-0.3333in" fo:margin-top="0in" fo:margin-bottom="0in" table:align="left" style:writing-mode="lr-tb"/>
    </style:style>
    <style:style style:name="Table3.A" style:family="table-column">
      <style:table-column-properties style:column-width="2.9583in"/>
    </style:style>
    <style:style style:name="Table3.B" style:family="table-column">
      <style:table-column-properties style:column-width="0.0722in"/>
    </style:style>
    <style:style style:name="Table3.C" style:family="table-column">
      <style:table-column-properties style:column-width="2.5417in"/>
    </style:style>
    <style:style style:name="Table3.D" style:family="table-column">
      <style:table-column-properties style:column-width="2.6049in"/>
    </style:style>
    <style:style style:name="Table3.1" style:family="table-row">
      <style:table-row-properties style:min-row-height="0.1979in" fo:keep-together="auto"/>
    </style:style>
    <style:style style:name="Table3.A1" style:family="table-cell">
      <style:table-cell-properties style:vertical-align="middle" fo:background-color="#aeaaaa" fo:padding-left="0.0799in" fo:padding-right="0.075in" fo:padding-top="0in" fo:padding-bottom="0in" fo:border="0.75pt solid #000000">
        <style:background-image/>
      </style:table-cell-properties>
    </style:style>
    <style:style style:name="Table3.2" style:family="table-row">
      <style:table-row-properties style:min-row-height="0.2097in" fo:keep-together="auto"/>
    </style:style>
    <style:style style:name="Table3.A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B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D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A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B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D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A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B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D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A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B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D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A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B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D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A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B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D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A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B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D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A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B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D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A1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B1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D1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A1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B1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D1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A1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B1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D1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A1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B1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D1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A1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B1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3.D1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" style:family="table">
      <style:table-properties style:width="7.8542in" fo:margin-left="0in" fo:margin-top="0in" fo:margin-bottom="0in" table:align="left" style:writing-mode="lr-tb"/>
    </style:style>
    <style:style style:name="Table4.A" style:family="table-column">
      <style:table-column-properties style:column-width="3.3326in"/>
    </style:style>
    <style:style style:name="Table4.B" style:family="table-column">
      <style:table-column-properties style:column-width="0.0736in"/>
    </style:style>
    <style:style style:name="Table4.C" style:family="table-column">
      <style:table-column-properties style:column-width="1.6563in"/>
    </style:style>
    <style:style style:name="Table4.D" style:family="table-column">
      <style:table-column-properties style:column-width="2.7917in"/>
    </style:style>
    <style:style style:name="Table4.1" style:family="table-row">
      <style:table-row-properties style:min-row-height="0.1979in" fo:keep-together="auto"/>
    </style:style>
    <style:style style:name="Table4.A1" style:family="table-cell">
      <style:table-cell-properties style:vertical-align="middle" fo:background-color="#aeaaaa" fo:padding-left="0.0799in" fo:padding-right="0.075in" fo:padding-top="0in" fo:padding-bottom="0in" fo:border="0.75pt solid #000000">
        <style:background-image/>
      </style:table-cell-properties>
    </style:style>
    <style:style style:name="Table4.2" style:family="table-row">
      <style:table-row-properties style:min-row-height="0.2097in" fo:keep-together="auto"/>
    </style:style>
    <style:style style:name="Table4.A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1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1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1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1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1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1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1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1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1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1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1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1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1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1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1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1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1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1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1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1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1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1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1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1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1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1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1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1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1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1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2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2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2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2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2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2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2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2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2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2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2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2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A2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B2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4.D2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" style:family="table">
      <style:table-properties style:width="7.8069in" fo:margin-left="0.0104in" fo:margin-top="0in" fo:margin-bottom="0in" table:align="left" style:writing-mode="lr-tb"/>
    </style:style>
    <style:style style:name="Table5.A" style:family="table-column">
      <style:table-column-properties style:column-width="4.6188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2.000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aeaaaa" fo:padding-left="0.0799in" fo:padding-right="0.075in" fo:padding-top="0in" fo:padding-bottom="0in" fo:border="0.75pt solid #000000">
        <style:background-image/>
      </style:table-cell-properties>
    </style:style>
    <style:style style:name="Table5.A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B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C2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A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B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C3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A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B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C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A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B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C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A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B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C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A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B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C7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A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B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C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A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B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C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A1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B1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C10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6" style:family="table">
      <style:table-properties style:width="7.7396in" fo:margin-left="0.0104in" fo:margin-top="0in" fo:margin-bottom="0in" table:align="left" style:writing-mode="lr-tb"/>
    </style:style>
    <style:style style:name="Table6.A" style:family="table-column">
      <style:table-column-properties style:column-width="4.1042in"/>
    </style:style>
    <style:style style:name="Table6.B" style:family="table-column">
      <style:table-column-properties style:column-width="1.75in"/>
    </style:style>
    <style:style style:name="Table6.C" style:family="table-column">
      <style:table-column-properties style:column-width="1.885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aeaaaa" fo:padding-left="0.0799in" fo:padding-right="0.075in" fo:padding-top="0in" fo:padding-bottom="0in" fo:border="0.75pt solid #000000">
        <style:background-image/>
      </style:table-cell-properties>
    </style:style>
    <style:style style:name="Table6.A2" style:family="table-cell">
      <style:table-cell-properties style:vertical-align="middle" fo:background-color="#d0cece" fo:padding-left="0.0799in" fo:padding-right="0.075in" fo:padding-top="0in" fo:padding-bottom="0in" fo:border="0.75pt solid #000000">
        <style:background-image/>
      </style:table-cell-properties>
    </style:style>
    <style:style style:name="Table6.A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6.B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6.C4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6.A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6.B5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6.A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6.B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6.C6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6.A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6.B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6.C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6.A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6.B9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6.C9" style:family="table-cell">
      <style:table-cell-properties style:vertical-align="middle" fo:padding-left="0.0799in" fo:padding-right="0.075in" fo:padding-top="0in" fo:padding-bottom="0in" fo:border="0.75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style:text-position="0% 100%"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top="0.1945in" fo:margin-bottom="0.1945in" loext:contextual-spacing="false" fo:line-height="100%"/>
    </style:style>
    <style:style style:name="P4" style:family="paragraph" style:parent-style-name="Standard">
      <style:paragraph-properties fo:margin-top="0.1945in" fo:margin-bottom="0.1945in" loext:contextual-spacing="false" fo:line-height="100%" fo:text-align="center" style:justify-single-word="false"/>
    </style:style>
    <style:style style:name="P5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9" style:family="paragraph" style:parent-style-name="Standard">
      <style:paragraph-properties fo:margin-left="0in" fo:margin-right="0in" fo:margin-top="0.1945in" fo:margin-bottom="0.1945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5835in" style:type="center"/>
        </style:tab-stops>
      </style:paragraph-properties>
    </style:style>
    <style:style style:name="P10" style:family="paragraph" style:parent-style-name="Standard">
      <style:paragraph-properties fo:margin-left="0in" fo:margin-right="0in" fo:margin-top="0.1945in" fo:margin-bottom="0.194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text-position="0% 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16" style:family="paragraph" style:parent-style-name="Standard" style:list-style-name="WWNum2">
      <style:paragraph-properties fo:margin-left="0.5in" fo:margin-right="0in" fo:margin-top="0.1945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8" style:family="paragraph" style:parent-style-name="Standard" style:list-style-name="WWNum2">
      <style:paragraph-properties fo:margin-left="0.5in" fo:margin-right="0in" fo:margin-top="0in" fo:margin-bottom="0.1945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>
      <style:paragraph-properties fo:margin-top="0.1665in" fo:margin-bottom="0in" loext:contextual-spacing="false" fo:line-height="100%"/>
    </style:style>
    <style:style style:name="P21" style:family="paragraph" style:parent-style-name="Standard">
      <style:paragraph-properties fo:margin-left="-0.0102in" fo:margin-right="0in" fo:margin-top="0in" fo:margin-bottom="0in" loext:contextual-spacing="false" fo:line-height="100%" fo:text-indent="0.0102in" style:auto-text-indent="false"/>
    </style:style>
    <style:style style:name="P22" style:family="paragraph" style:parent-style-name="Standard">
      <style:paragraph-properties fo:margin-left="-0.0102in" fo:margin-right="0in" fo:margin-top="0in" fo:margin-bottom="0in" loext:contextual-spacing="false" fo:line-height="100%" fo:text-align="center" style:justify-single-word="false" fo:text-indent="0.0102in" style:auto-text-indent="false"/>
    </style:style>
    <style:style style:name="P23" style:family="paragraph" style:parent-style-name="Standard">
      <style:paragraph-properties fo:margin-left="-0.0102in" fo:margin-right="0in" fo:margin-top="0in" fo:margin-bottom="0in" loext:contextual-spacing="false" fo:line-height="100%" fo:text-indent="0.0102in" style:auto-text-indent="false"/>
      <style:text-properties style:text-position="0% 100%"/>
    </style:style>
    <style:style style:name="P24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</style:style>
    <style:style style:name="P25" style:family="paragraph" style:parent-style-name="Standard" style:list-style-name="WWNum3">
      <style:paragraph-properties fo:margin-left="0.7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4">
      <style:paragraph-properties fo:margin-left="0.7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>
      <style:paragraph-properties fo:margin-left="-0.0102in" fo:margin-right="0in" fo:margin-top="0in" fo:margin-bottom="0in" loext:contextual-spacing="false" fo:line-height="100%" fo:text-indent="0in" style:auto-text-indent="false"/>
    </style:style>
    <style:style style:name="P28" style:family="paragraph" style:parent-style-name="Heading_20_1" style:master-page-name="First_20_Page">
      <style:paragraph-properties fo:margin-left="-0.1252in" fo:margin-right="-0.1252in" fo:margin-top="0.1945in" fo:margin-bottom="0.1945in" loext:contextual-spacing="false" fo:line-height="100%" fo:text-indent="0in" style:auto-text-indent="false" style:page-number="1"/>
    </style:style>
    <style:style style:name="P29" style:family="paragraph" style:parent-style-name="Heading_20_1">
      <style:paragraph-properties fo:margin-top="0.1945in" fo:margin-bottom="0.1945in" loext:contextual-spacing="false" fo:line-height="100%"/>
    </style:style>
    <style:style style:name="P30" style:family="paragraph" style:parent-style-name="Heading_20_2">
      <style:paragraph-properties fo:margin-top="0.1945in" fo:margin-bottom="0.1945in" loext:contextual-spacing="false" fo:line-height="100%"/>
    </style:style>
    <style:style style:name="P31" style:family="paragraph" style:parent-style-name="Heading_20_2">
      <style:paragraph-properties fo:margin-top="0.1945in" fo:margin-bottom="0.1945in" loext:contextual-spacing="false" fo:line-height="100%" fo:break-before="page"/>
    </style:style>
    <style:style style:name="P32" style:family="paragraph" style:parent-style-name="Heading_20_2" style:master-page-name="Converted2">
      <style:paragraph-properties fo:margin-top="0.1945in" fo:margin-bottom="0.1945in" loext:contextual-spacing="false" fo:line-height="100%" style:page-number="auto"/>
    </style:style>
    <style:style style:name="P33" style:family="paragraph" style:parent-style-name="Heading_20_3">
      <style:paragraph-properties fo:break-before="page"/>
    </style:style>
    <style:style style:name="T1" style:family="text">
      <style:text-properties style:text-position="-2% 100%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9pt" style:font-size-asian="19pt" style:font-size-complex="19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6" style:family="text">
      <style:text-properties style:font-name="Arial" fo:font-size="12pt" style:font-name-asian="Arial1" style:font-size-asian="12pt" style:font-name-complex="Arial1" style:font-size-complex="12pt"/>
    </style:style>
    <style:style style:name="T7" style:family="text"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T8" style:family="text">
      <style:text-properties style:font-name="Arial" style:font-name-asian="Arial1" style:font-name-complex="Arial1" fo:background-color="#ffffff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color="#1155cc" style:font-name="Arial" style:text-underline-style="solid" style:text-underline-width="auto" style:text-underline-color="font-color" style:font-name-asian="Arial1" style:font-name-complex="Arial1" fo:background-color="#ffffff"/>
    </style:style>
    <style:style style:name="T13" style:family="text">
      <style:text-properties fo:font-weight="normal" style:font-weight-asian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weight="bold" style:font-weight-asian="bold"/>
    </style:style>
    <style:style style:name="T19" style:family="text">
      <style:text-properties style:text-position="0% 100%" fo:font-size="12pt" fo:font-weight="bold" style:font-size-asian="12pt" style:font-weight-asian="bold" style:font-size-complex="12pt"/>
    </style:style>
    <style:style style:name="T20" style:family="text">
      <style:text-properties style:text-position="0% 100%" fo:font-size="12pt" style:font-size-asian="12pt" style:font-size-complex="12pt"/>
    </style:style>
    <style:style style:name="T21" style:family="text">
      <style:text-properties style:text-position="0% 100%" fo:font-weight="normal" style:font-weight-asian="normal"/>
    </style:style>
    <style:style style:name="T22" style:family="text">
      <style:text-properties style:text-position="0% 100%" style:font-name="Arial" fo:font-size="12pt" style:font-name-asian="Arial1" style:font-size-asian="12pt" style:font-name-complex="Arial1" style:font-size-complex="12pt"/>
    </style:style>
    <style:style style:name="T23" style:family="text">
      <style:text-properties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T24" style:family="text">
      <style:text-properties style:text-position="0% 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T25" style:family="text">
      <style:text-properties style:text-position="0% 100%" style:font-name="Arial Bold" fo:font-size="12pt" fo:font-weight="bold" style:font-name-asian="Arial Bold1" style:font-size-asian="12pt" style:font-weight-asian="bold" style:font-name-complex="Arial Bold1" style:font-size-complex="12pt"/>
    </style:style>
    <style:style style:name="T26" style:family="text">
      <style:text-properties style:text-position="0% 100%" style:font-name="Arial Bold" fo:font-size="12pt" fo:font-weight="normal" style:font-name-asian="Arial Bold1" style:font-size-asian="12pt" style:font-weight-asian="normal" style:font-name-complex="Arial Bold1" style:font-size-complex="12pt"/>
    </style:style>
    <style:style style:name="T27" style:family="text">
      <style:text-properties style:text-position="0% 100%" fo:font-style="italic" fo:font-weight="bold" style:font-style-asian="italic" style:font-weight-asian="bold"/>
    </style:style>
    <style:style style:name="T28" style:family="text">
      <style:text-properties style:text-position="0% 100%" fo:font-style="normal" fo:font-weight="normal" style:font-style-asian="normal" style:font-weight-asian="normal"/>
    </style:style>
    <style:style style:name="T29" style:family="text">
      <style:text-properties fo:color="#0000ff" style:text-position="0% 100%" style:text-underline-style="solid" style:text-underline-width="auto" style:text-underline-color="font-color"/>
    </style:style>
    <style:style style:name="T30" style:family="text">
      <style:text-properties fo:color="#0000ff" style:text-position="0% 100%" style:text-underline-style="solid" style:text-underline-width="auto" style:text-underline-color="font-color" fo:font-weight="bold" style:font-weight-asian="bold"/>
    </style:style>
    <style:style style:name="T31" style:family="text">
      <style:text-properties fo:color="#0000ff" style:text-position="0% 100%" style:font-name="Arial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T32" style:family="text">
      <style:text-properties fo:color="#0000ff" style:text-position="0% 100%" fo:font-style="italic" style:text-underline-style="solid" style:text-underline-width="auto" style:text-underline-color="font-color" fo:font-weight="bold" style:font-style-asian="italic" style:font-weight-asian="bold"/>
    </style:style>
    <style:style style:name="T33" style:family="text">
      <style:text-properties fo:color="#000000" style:text-position="0% 100%"/>
    </style:style>
    <style:style style:name="T34" style:family="text">
      <style:text-properties fo:color="#000000" style:text-position="0% 100%" style:font-name="Arial" fo:font-size="12pt" style:font-name-asian="Arial1" style:font-size-asian="12pt" style:font-name-complex="Arial1" style:font-size-complex="12pt"/>
    </style:style>
    <style:style style:name="T35" style:family="text">
      <style:text-properties fo:color="#ff0000" style:text-position="0% 100%" style:font-name="Arial" fo:font-size="12pt" style:font-name-asian="Arial1" style:font-size-asian="12pt" style:font-name-complex="Arial1" style:font-size-complex="12pt"/>
    </style:style>
    <style:style style:name="T3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bookmark text:name="_heading=h.17dp8vu"/><text:span text:style-name="T1">Drupal Accessibility Conformance Report</text:span></text:h>
      <text:h text:style-name="P29" text:outline-level="1"><text:span text:style-name="T3">Revised Section 508 Edition</text:span></text:h>
      <text:h text:style-name="P4" text:outline-level="1"><text:bookmark text:name="_heading=h.3rdcrjn"/><text:span text:style-name="T5">(Based on VPAT® Version 2.4)</text:span></text:h>
      <text:h text:style-name="P30" text:outline-level="2"><text:bookmark text:name="_heading=h.26in1rg"/>Name of Product/Version: Drupal 9.2 </text:h>
      <text:h text:style-name="P30" text:outline-level="2"><text:bookmark text:name="_heading=h.kwpc9nwthtg6"/>Report Date: 14 December, 2020</text:h>
      <text:h text:style-name="P30" text:outline-level="2"><text:bookmark text:name="_heading=h.b3q27hqpiu1b"/>Report Version: 1.0</text:h>
      <text:h text:style-name="P30" text:outline-level="2"><text:bookmark text:name="_heading=h.lnxbz9"/>Product Description: Content Management System</text:h>
      <text:h text:style-name="P30" text:outline-level="2"><text:bookmark text:name="_heading=h.1xn2cz6e59uq"/>Contact Information: </text:h>
      <text:h text:style-name="P3" text:outline-level="1"><text:span text:style-name="T9">Mike Gifford<text:line-break/>CivicActions<text:line-break/>3527 Mt Diablo Blvd, Unit 269<text:line-break/>Lafayette, CA 94549<text:line-break/></text:span><text:a xlink:type="simple" xlink:href="mailto:mike.gifford@civicactions.com" text:style-name="ListLabel_20_37" text:visited-style-name="ListLabel_20_37"><text:span text:style-name="T10">mike.gifford@civicactions.com</text:span></text:a><text:span text:style-name="T9"><text:line-break/>(510) 408-7510</text:span></text:h>
      <text:h text:style-name="P30" text:outline-level="2"><text:bookmark text:name="_heading=h.1ksv4uv"/>Notes: </text:h>
      <text:h text:style-name="Standard" text:outline-level="1"><text:span text:style-name="T9">Links to the issues identified are included where possible to ensure that this is a living document where outstanding issues are regularly reviewed for compliance. The Authoring tool is evaluated against ATAG 2.0, Part A and B.</text:span></text:h>
      <text:h text:style-name="P30" text:outline-level="2"><text:bookmark text:name="_heading=h.mu9vhkri2et4"/>Evaluation Methods Used:<text:span text:style-name="T13"> </text:span></text:h>
      <text:h text:style-name="P3" text:outline-level="1"><text:span text:style-name="T9">Use of automated tools like WAVE </text:span>and<text:span text:style-name="T9"> Accessibility Insights. Manual keyboard only testing. Some testing with JAWS, NVDA and VoiceOver. The evaluation process also includes a review of the Drupal Core accessibility issue queue. </text:span></text:h>
      <text:h text:style-name="P32" text:outline-level="2"><text:span text:style-name="T18">Applicable Standards/Guidelines</text:span></text:h>
      <text:h text:style-name="Standard" text:outline-level="1"><text:bookmark text:name="_heading=h.2jxsxqh"/><text:span text:style-name="T17">This report covers the degree of conformance for the following accessibility standard/guidelines: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2" text:outline-level="2"><text:span text:style-name="T19">Standard/Guideline</text:span></text:h>
          </table:table-cell>
          <table:table-cell table:style-name="Table1.A1" office:value-type="string">
            <text:h text:style-name="Heading_20_2" text:outline-level="2"><text:bookmark text:name="_heading=h.z337ya"/><text:span text:style-name="T19">Included In Report</text:span></text:h>
          </table:table-cell>
        </table:table-row>
        <table:table-row table:style-name="Table1.1">
          <table:table-cell table:style-name="Table1.A2" office:value-type="string">
            <text:h text:style-name="P11" text:outline-level="1"><text:bookmark text:name="_heading=h.3j2qqm3"/><text:a xlink:type="simple" xlink:href="http://www.w3.org/TR/2008/REC-WCAG20-20081211" text:style-name="ListLabel_20_38" text:visited-style-name="ListLabel_20_38"><text:span text:style-name="T29">Web Content Accessibility Guidelines 2.0</text:span></text:a><text:span text:style-name="T17"> </text:span></text:h>
          </table:table-cell>
          <table:table-cell table:style-name="Table1.B2" office:value-type="string">
            <text:h text:style-name="P12" text:outline-level="1"><text:span text:style-name="T17">Level A (Yes)</text:span></text:h>
            <text:h text:style-name="P12" text:outline-level="1"><text:span text:style-name="T17">Level AA (Yes)</text:span></text:h>
            <text:h text:style-name="P12" text:outline-level="1"><text:span text:style-name="T17">Level AAA (No)</text:span></text:h>
          </table:table-cell>
        </table:table-row>
        <table:table-row table:style-name="Table1.1">
          <table:table-cell table:style-name="Table1.A3" office:value-type="string">
            <text:h text:style-name="P1" text:outline-level="1"><text:bookmark text:name="_heading=h.1y810tw"/><text:a xlink:type="simple" xlink:href="https://www.access-board.gov/guidelines-and-standards/communications-and-it/about-the-ict-refresh/final-rule/text-of-the-standards-and-guidelines" text:style-name="ListLabel_20_38" text:visited-style-name="ListLabel_20_38"><text:span text:style-name="T29">Revised Section 508 standards published January 18, 2017 and corrected January 22, 2018</text:span></text:a><text:span text:style-name="T33"> <text:s/></text:span></text:h>
          </table:table-cell>
          <table:table-cell table:style-name="Table1.B3" office:value-type="string">
            <text:h text:style-name="P12" text:outline-level="1"><text:span text:style-name="T17">(Yes)</text:span></text:h>
          </table:table-cell>
        </table:table-row>
      </table:table>
      <text:h text:style-name="P30" text:outline-level="2"><text:bookmark text:name="_heading=h.4i7ojhp"/><text:span text:style-name="T18">Terms</text:span></text:h>
      <text:h text:style-name="P9" text:outline-level="1"><text:span text:style-name="T15">The terms used in the Conformance Level information are defined as follows:</text:span></text:h>
      <text:list xml:id="list674314554" text:style-name="WWNum2">
        <text:list-item>
          <text:h text:style-name="P16" text:outline-level="1"><text:span text:style-name="T16">Supports</text:span><text:span text:style-name="T15">: The functionality of the product has at least one method that meets the criterion without known defects or meets with equivalent facilitation.</text:span></text:h>
        </text:list-item>
        <text:list-item>
          <text:h text:style-name="P17" text:outline-level="1"><text:span text:style-name="T16">Partially Supports</text:span><text:span text:style-name="T15">: Some functionality of the product does not meet the criterion.</text:span></text:h>
        </text:list-item>
        <text:list-item>
          <text:h text:style-name="P17" text:outline-level="1"><text:span text:style-name="T16">Does Not Support</text:span><text:span text:style-name="T15">: The majority of product functionality does not meet the criterion.</text:span></text:h>
        </text:list-item>
        <text:list-item>
          <text:h text:style-name="P17" text:outline-level="1"><text:span text:style-name="T16">Not Applicable</text:span><text:span text:style-name="T15">: The criterion is not relevant to the product.</text:span></text:h>
        </text:list-item>
        <text:list-item>
          <text:h text:style-name="P18" text:outline-level="1"><text:span text:style-name="T16">Not Evaluated</text:span><text:span text:style-name="T15">: The product has not been evaluated against the criterion. This can be used only in WCAG 2.0 Level AAA.</text:span></text:h>
        </text:list-item>
      </text:list>
      <text:h text:style-name="P30" text:outline-level="2"><text:span text:style-name="T18">WCAG 2.0 Report</text:span></text:h>
      <text:h text:style-name="Standard" text:outline-level="1"><text:span text:style-name="T22">Tables 1 and 2 also document conformance with Revised Section 508: </text:span></text:h>
      <text:list xml:id="list3340531351" text:style-name="WWNum1">
        <text:list-item>
          <text:h text:style-name="P19" text:outline-level="1"><text:span text:style-name="T22">Chapter 5 – 501.1 Scope, 504.2 Content Creation or Editing</text:span></text:h>
        </text:list-item>
        <text:list-item>
          <text:h text:style-name="P19" text:outline-level="1"><text:span text:style-name="T22">Chapter 6 – 602.3 Electronic Support Documentation</text:span></text:h>
        </text:list-item>
      </text:list>
      <text:h text:style-name="P20" text:outline-level="1"><text:span text:style-name="T34">Note: When reporting on conformance with the WCAG 2.0 Success Criteria, they are scoped for full pages, complete processes, and accessibility-supported ways of using technology as documented in the</text:span><text:span text:style-name="T35"> </text:span><text:a xlink:type="simple" xlink:href="https://www.w3.org/TR/WCAG20/#conformance-reqs" text:style-name="ListLabel_20_39" text:visited-style-name="ListLabel_20_39"><text:span text:style-name="T31">WCAG 2.0 Conformance Requirements</text:span></text:a><text:span text:style-name="T22">.</text:span></text:h>
      <text:h text:style-name="P2" text:outline-level="1"/>
      <text:h text:style-name="P33" text:outline-level="3"><text:bookmark text:name="_heading=h.1ci93xb"/><text:span text:style-name="T18">Table 1: Success Criteria, Level A</text:span></text:h>
      <text:h text:style-name="Standard" text:outline-level="1"><text:span text:style-name="T17">Notes: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table:number-columns-spanned="2" office:value-type="string">
            <text:h text:style-name="P22" text:outline-level="1"><text:span text:style-name="T23">Criteria</text:span></text:h>
          </table:table-cell>
          <table:covered-table-cell/>
          <table:table-cell table:style-name="Table2.A1" office:value-type="string">
            <text:h text:style-name="P22" text:outline-level="1"><text:span text:style-name="T23">Conformance Level </text:span></text:h>
          </table:table-cell>
          <table:table-cell table:style-name="Table2.A1" office:value-type="string">
            <text:h text:style-name="P22" text:outline-level="1"><text:span text:style-name="T23">Remarks and Explanations</text:span></text:h>
          </table:table-cell>
        </table:table-row>
        <table:table-row table:style-name="Table2.2">
          <table:table-cell table:style-name="Table2.A2" office:value-type="string">
            <text:h text:style-name="P11" text:outline-level="1"><text:a xlink:type="simple" xlink:href="http://www.w3.org/TR/WCAG20/#text-equiv-all" text:style-name="ListLabel_20_40" text:visited-style-name="ListLabel_20_40"><text:span text:style-name="T30">1.1.1 Non-text Content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3973138808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  <text:list-item>
                <text:h text:style-name="P25" text:outline-level="1"><text:span text:style-name="T17">602.3 (Support Docs)</text:span></text:h>
              </text:list-item>
            </text:list>
          </table:table-cell>
          <table:table-cell table:style-name="Table2.B2" table:number-columns-spanned="2" office:value-type="string">
            <text:h text:style-name="P11" text:outline-level="1"><text:span text:style-name="T18">Web</text:span><text:span text:style-name="T17">: </text:span>Supports</text:h>
            <text:h text:style-name="P11" text:outline-level="1"><text:span text:style-name="T18">Electronic Docs</text:span><text:span text:style-name="T17">: Supports</text:span></text:h>
            <text:h text:style-name="P11" text:outline-level="1"><text:span text:style-name="T18">Software</text:span><text:span text:style-name="T17">: Not Applicable</text:span></text:h>
            <text:h text:style-name="P11" text:outline-level="1"><text:span text:style-name="T18">Authoring Tool</text:span><text:span text:style-name="T17">: <text:s/>Supports</text:span></text:h>
          </table:table-cell>
          <table:covered-table-cell/>
          <table:table-cell table:style-name="Table2.D2" office:value-type="string">
            <text:h text:style-name="P11" text:outline-level="1"><text:span text:style-name="T18">Web</text:span><text:span text:style-name="T17">: </text:span>Drupal 8 requires alt text for images by default.</text:h>
            <text:h text:style-name="P11" text:outline-level="1"><text:span text:style-name="T18">Electronic Docs</text:span><text:span text:style-name="T17">:</text:span> Some non-textual content in the documentation does not provide a textual alternative.</text:h>
            <text:h text:style-name="P11" text:outline-level="1"><text:span text:style-name="T17">Software: </text:span>Not Applicable</text:h>
            <text:h text:style-name="P11" text:outline-level="1"><text:span text:style-name="T18">Authoring Too</text:span><text:span text:style-name="T17">l: </text:span>The back end of Drupal Core was built to be <text:s/>WCAG 2.0 AA compliant and non-text content in the administration interface has a textual equivalent. </text:h>
            <text:h text:style-name="P11" text:outline-level="1">Audio and video can be added to the media library, but Core does not provide tools to manage transcripts and captions/subtitles for local video and audio - <text:a xlink:type="simple" xlink:href="https://www.drupal.org/project/drupal/issues/3002770" text:style-name="ListLabel_20_41" text:visited-style-name="ListLabel_20_41"><text:span text:style-name="T11">Drupal issue #3002770</text:span></text:a>.</text:h>
          </table:table-cell>
        </table:table-row>
        <table:table-row table:style-name="Table2.2">
          <table:table-cell table:style-name="Table2.A3" office:value-type="string">
            <text:h text:style-name="P11" text:outline-level="1"><text:a xlink:type="simple" xlink:href="http://www.w3.org/TR/WCAG20/#media-equiv-av-only-alt" text:style-name="ListLabel_20_40" text:visited-style-name="ListLabel_20_40"><text:span text:style-name="T30">1.2.1 Audio-only and Video-only (Prerecorded)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59886356696" text:continue-numbering="true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26789505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3" table:number-columns-spanned="2" office:value-type="string">
            <text:h text:style-name="P11" text:outline-level="1"><text:span text:style-name="T18">Web:</text:span><text:span text:style-name="T17"> Not Applicable</text:span></text:h>
            <text:h text:style-name="P11" text:outline-level="1"><text:span text:style-name="T17">Electronic Docs: Not Applicable</text:span></text:h>
            <text:h text:style-name="P11" text:outline-level="1"><text:span text:style-name="T17">Software: Not Applicable</text:span></text:h>
            <text:h text:style-name="P11" text:outline-level="1"><text:span text:style-name="T17">Authoring Tool: Not Applicable</text:span></text:h>
          </table:table-cell>
          <table:covered-table-cell/>
          <table:table-cell table:style-name="Table2.D3" office:value-type="string">
            <text:h text:style-name="P13" text:outline-level="1"/>
          </table:table-cell>
        </table:table-row>
        <table:table-row table:style-name="Table2.2">
          <table:table-cell table:style-name="Table2.A4" office:value-type="string">
            <text:h text:style-name="P11" text:outline-level="1"><text:a xlink:type="simple" xlink:href="http://www.w3.org/TR/WCAG20/#media-equiv-captions" text:style-name="ListLabel_20_40" text:visited-style-name="ListLabel_20_40"><text:span text:style-name="T30">1.2.2 Captions (Prerecorded)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0810601177" text:continue-list="list102659886356696" text:style-name="WWNum3">
              <text:list-item>
                <text:h text:style-name="P25" text:outline-level="1"><text:span text:style-name="T17">501 (Web)(Software) 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0789631829" text:continue-list="list26789505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4" table:number-columns-spanned="2" office:value-type="string">
            <text:h text:style-name="P11" text:outline-level="1"><text:span text:style-name="T18">Web:</text:span><text:span text:style-name="T17"> </text:span>Not Applicable</text:h>
            <text:h text:style-name="P11" text:outline-level="1"><text:span text:style-name="T18">Electronic Docs</text:span><text:span text:style-name="T17">: </text:span>Not Applicable</text:h>
            <text:h text:style-name="P11" text:outline-level="1"><text:span text:style-name="T18">Software</text:span><text:span text:style-name="T17">: Not Applicable</text:span></text:h>
            <text:h text:style-name="P11" text:outline-level="1"><text:span text:style-name="T18">Authoring Tool</text:span><text:span text:style-name="T17">:</text:span>Not Applicable</text:h>
          </table:table-cell>
          <table:covered-table-cell/>
          <table:table-cell table:style-name="Table2.D4" office:value-type="string">
            <text:h text:style-name="P13" text:outline-level="1"/>
          </table:table-cell>
        </table:table-row>
        <table:table-row table:style-name="Table2.2">
          <table:table-cell table:style-name="Table2.A5" office:value-type="string">
            <text:h text:style-name="P11" text:outline-level="1"><text:a xlink:type="simple" xlink:href="http://www.w3.org/TR/WCAG20/#media-equiv-audio-desc" text:style-name="ListLabel_20_40" text:visited-style-name="ListLabel_20_40"><text:span text:style-name="T30">1.2.3 Audio Description or Media Alternative (Prerecorded)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0191085519" text:continue-list="list102660810601177" text:style-name="WWNum3">
              <text:list-item>
                <text:h text:style-name="P25" text:outline-level="1"><text:span text:style-name="T17">501 (Web)(Software) 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323547796" text:continue-list="list102660789631829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5" table:number-columns-spanned="2" office:value-type="string">
            <text:h text:style-name="P11" text:outline-level="1"><text:span text:style-name="T36">Web:</text:span> Not Applicable</text:h>
            <text:h text:style-name="P11" text:outline-level="1"><text:span text:style-name="T36">Electronic Docs</text:span>: Not Applicable</text:h>
            <text:h text:style-name="P11" text:outline-level="1"><text:span text:style-name="T36">Software</text:span>: Not Applicable</text:h>
            <text:h text:style-name="P11" text:outline-level="1"><text:span text:style-name="T36">Authoring Tool</text:span>:Not Applicable</text:h>
          </table:table-cell>
          <table:covered-table-cell/>
          <table:table-cell table:style-name="Table2.D5" office:value-type="string">
            <text:h text:style-name="P13" text:outline-level="1"/>
          </table:table-cell>
        </table:table-row>
        <table:table-row table:style-name="Table2.2">
          <table:table-cell table:style-name="Table2.A6" office:value-type="string">
            <text:h text:style-name="P11" text:outline-level="1"><text:a xlink:type="simple" xlink:href="http://www.w3.org/TR/WCAG20/#content-structure-separation-programmatic" text:style-name="ListLabel_20_40" text:visited-style-name="ListLabel_20_40"><text:span text:style-name="T30">1.3.1 Info and Relationships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1054271450" text:continue-list="list102660191085519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389819831" text:continue-list="list102659323547796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6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<text:s/>Supports</text:h>
          </table:table-cell>
          <table:covered-table-cell/>
          <table:table-cell table:style-name="Table2.D6" office:value-type="string">
            <text:h text:style-name="P11" text:outline-level="1"><text:span text:style-name="T18">Web</text:span><text:span text:style-name="T17">: </text:span>Information is structured into logical relationships. </text:h>
            <text:h text:style-name="P11" text:outline-level="1">Navigational lists are well used to group information. </text:h>
            <text:h text:style-name="P11" text:outline-level="1">Forms have a visual and semantic representation for required fields. </text:h>
            <text:h text:style-name="P11" text:outline-level="1"><text:span text:style-name="T18">Electronic Docs</text:span><text:span text:style-name="T17">: </text:span>Information is structured into logical relationships. </text:h>
            <text:h text:style-name="P11" text:outline-level="1">Navigational lists are well used to group information. </text:h>
            <text:h text:style-name="P11" text:outline-level="1"><text:span text:style-name="T18">Software</text:span><text:span text:style-name="T17">: </text:span>Not Applicable</text:h>
            <text:h text:style-name="P11" text:outline-level="1"><text:span text:style-name="T18">Authoring Tool</text:span><text:span text:style-name="T17">: </text:span>The authoring environment was constructed to support ATAG 2.0 AA (Part A and B)</text:h>
          </table:table-cell>
        </table:table-row>
        <table:table-row table:style-name="Table2.2">
          <table:table-cell table:style-name="Table2.A7" office:value-type="string">
            <text:h text:style-name="P11" text:outline-level="1"><text:a xlink:type="simple" xlink:href="http://www.w3.org/TR/WCAG20/#content-structure-separation-sequence" text:style-name="ListLabel_20_40" text:visited-style-name="ListLabel_20_40"><text:span text:style-name="T30">1.3.2 Meaningful Sequence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0883145947" text:continue-list="list102661054271450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0816716279" text:continue-list="list102659389819831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7" table:number-columns-spanned="2" office:value-type="string">
            <text:h text:style-name="P11" text:outline-level="1"><text:span text:style-name="T18">Web</text:span><text:span text:style-name="T17">: </text:span>Supports</text:h>
            <text:h text:style-name="P11" text:outline-level="1"><text:span text:style-name="T18">Electronic Docs</text:span><text:span text:style-name="T17">: </text:span>Supports</text:h>
            <text:h text:style-name="P11" text:outline-level="1"><text:span text:style-name="T18">Software</text:span><text:span text:style-name="T17">: </text:span>Not Applicable</text:h>
            <text:h text:style-name="P11" text:outline-level="1"><text:span text:style-name="T18">Authoring Tool</text:span><text:span text:style-name="T17">: </text:span>Supports</text:h>
          </table:table-cell>
          <table:covered-table-cell/>
          <table:table-cell table:style-name="Table2.D7" office:value-type="string">
            <text:h text:style-name="P11" text:outline-level="1"><text:span text:style-name="T36">Web</text:span>: Drupal Core has been extensively tested with keyboard only users. </text:h>
            <text:h text:style-name="P11" text:outline-level="1">As a proudly multilingual CMS, Drupal provides support for bidirectional navigation.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The authoring environment was constructed to support ATAG 2.0 AA (Part A and B)</text:h>
          </table:table-cell>
        </table:table-row>
        <table:table-row table:style-name="Table2.2">
          <table:table-cell table:style-name="Table2.A8" office:value-type="string">
            <text:h text:style-name="P11" text:outline-level="1"><text:a xlink:type="simple" xlink:href="http://www.w3.org/TR/WCAG20/#content-structure-separation-understanding" text:style-name="ListLabel_20_40" text:visited-style-name="ListLabel_20_40"><text:span text:style-name="T30">1.3.3 Sensory Characteristics</text:span></text:a><text:span text:style-name="T18"> </text:span><text:span text:style-name="T17"><text:s/>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0591888518" text:continue-list="list102660883145947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0077230556" text:continue-list="list102660816716279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8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upports</text:h>
          </table:table-cell>
          <table:covered-table-cell/>
          <table:table-cell table:style-name="Table2.D8" office:value-type="string">
            <text:h text:style-name="P11" text:outline-level="1"><text:span text:style-name="T36">Web</text:span>: Where possible Drupal Core uses combinations of text and symbols for the user interface.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The authoring interface has been developed to not rely on symbols alone to convey information to the user. </text:h>
          </table:table-cell>
        </table:table-row>
        <table:table-row table:style-name="Table2.2">
          <table:table-cell table:style-name="Table2.A9" office:value-type="string">
            <text:h text:style-name="P11" text:outline-level="1"><text:a xlink:type="simple" xlink:href="http://www.w3.org/TR/WCAG20/#visual-audio-contrast-without-color" text:style-name="ListLabel_20_40" text:visited-style-name="ListLabel_20_40"><text:span text:style-name="T30">1.4.1 Use of Color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59352399584" text:continue-list="list102660591888518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0172759089" text:continue-list="list102660077230556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9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upports</text:h>
          </table:table-cell>
          <table:covered-table-cell/>
          <table:table-cell table:style-name="Table2.D9" office:value-type="string">
            <text:h text:style-name="P11" text:outline-level="1"><text:span text:style-name="T36">Web</text:span>: Color is not used without text and often symbols to convey meaning. 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In general, the admin theme is very accessible. The Claro Administration Theme shortcut start needs improvement - <text:a xlink:type="simple" xlink:href="https://www.drupal.org/project/drupal/issues/3171726" text:style-name="ListLabel_20_41" text:visited-style-name="ListLabel_20_41"><text:span text:style-name="T11">Drupal issue #3171726</text:span></text:a>. </text:h>
          </table:table-cell>
        </table:table-row>
        <table:table-row table:style-name="Table2.2">
          <table:table-cell table:style-name="Table2.A10" office:value-type="string">
            <text:h text:style-name="P11" text:outline-level="1"><text:a xlink:type="simple" xlink:href="http://www.w3.org/TR/WCAG20/#visual-audio-contrast-dis-audio" text:style-name="ListLabel_20_40" text:visited-style-name="ListLabel_20_40"><text:span text:style-name="T30">1.4.2 Audio Control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59587181766" text:continue-list="list102659352399584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0969685919" text:continue-list="list102660172759089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10" table:number-columns-spanned="2" office:value-type="string">
            <text:h text:style-name="P11" text:outline-level="1"><text:span text:style-name="T36">Web</text:span>: Not Applicable</text:h>
            <text:h text:style-name="P11" text:outline-level="1"><text:span text:style-name="T36">Electronic Docs</text:span>: Not Applicable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Not Applicable</text:h>
          </table:table-cell>
          <table:covered-table-cell/>
          <table:table-cell table:style-name="Table2.D10" office:value-type="string">
            <text:h text:style-name="P15" text:outline-level="1"/>
          </table:table-cell>
        </table:table-row>
        <table:table-row table:style-name="Table2.2">
          <table:table-cell table:style-name="Table2.A11" office:value-type="string">
            <text:h text:style-name="P11" text:outline-level="1"><text:a xlink:type="simple" xlink:href="http://www.w3.org/TR/WCAG20/#keyboard-operation-keyboard-operable" text:style-name="ListLabel_20_40" text:visited-style-name="ListLabel_20_40"><text:span text:style-name="T30">2.1.1 Keyboard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0120520273" text:continue-list="list102659587181766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933720345" text:continue-list="list102660969685919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11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Partial Support</text:h>
          </table:table-cell>
          <table:covered-table-cell/>
          <table:table-cell table:style-name="Table2.D11" office:value-type="string">
            <text:h text:style-name="P11" text:outline-level="1"><text:span text:style-name="T36">Web</text:span>: Users can interact with Drupal Core with the keyboard and without <text:span text:style-name="T8">specific timings for individual keystrokes.</text:span>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Authors are largely able to engage with Drupal Core with the keyboard and without <text:span text:style-name="T8">specific timings for individual keystrokes.</text:span></text:h>
            <text:h text:style-name="P11" text:outline-level="1"><text:span text:style-name="T8">Tooltips not displayed for keyboard navigation - </text:span><text:a xlink:type="simple" xlink:href="https://www.drupal.org/project/drupal/issues/2933984" text:style-name="ListLabel_20_42" text:visited-style-name="ListLabel_20_42"><text:span text:style-name="T12">Drupal issue #2933984</text:span></text:a><text:span text:style-name="T8">.</text:span></text:h>
            <text:h text:style-name="P11" text:outline-level="1"><text:span text:style-name="T8">There are reported issues with IE11 and JAWS - </text:span><text:a xlink:type="simple" xlink:href="https://www.drupal.org/project/drupal/issues/2852702" text:style-name="ListLabel_20_42" text:visited-style-name="ListLabel_20_42"><text:span text:style-name="T12">Drupal issue #2852702</text:span></text:a><text:span text:style-name="T8">.</text:span></text:h>
            <text:h text:style-name="P11" text:outline-level="1"><text:span text:style-name="T8">It is worth noting that Drupal’s admin is powerful and complex, and there are other </text:span><text:a xlink:type="simple" xlink:href="https://www.drupal.org/project/issues/search/drupal?text=keyboard&amp;assigned=&amp;submitted=&amp;project_issue_followers=&amp;status%5B%5D=Open&amp;version%5B%5D=any_10.&amp;version%5B%5D=any_9.&amp;version%5B%5D=any_8.&amp;issue_tags_op=%3D&amp;issue_tags=accessibility" text:style-name="ListLabel_20_42" text:visited-style-name="ListLabel_20_42"><text:span text:style-name="T12">accessibility reports in the issue queue</text:span></text:a><text:span text:style-name="T8">.</text:span></text:h>
          </table:table-cell>
        </table:table-row>
        <table:table-row table:style-name="Table2.2">
          <table:table-cell table:style-name="Table2.A12" office:value-type="string">
            <text:h text:style-name="P11" text:outline-level="1"><text:a xlink:type="simple" xlink:href="http://www.w3.org/TR/WCAG20/#keyboard-operation-trapping" text:style-name="ListLabel_20_40" text:visited-style-name="ListLabel_20_40"><text:span text:style-name="T30">2.1.2 No Keyboard Trap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59444831691" text:continue-list="list102660120520273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0065738297" text:continue-list="list102659933720345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12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upports</text:h>
          </table:table-cell>
          <table:covered-table-cell/>
          <table:table-cell table:style-name="Table2.D12" office:value-type="string">
            <text:h text:style-name="P11" text:outline-level="1"><text:span text:style-name="T36">Web</text:span>: Focus can be moved away from that component using only a keyboard interface.</text:h>
            <text:h text:style-name="P11" text:outline-level="1"><text:span text:style-name="T36">Electronic Docs</text:span>: See <text:span text:style-name="T36">Web</text:span> comment above.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ee <text:span text:style-name="T36">Web</text:span> comment above.</text:h>
          </table:table-cell>
        </table:table-row>
        <table:table-row table:style-name="Table2.2">
          <table:table-cell table:style-name="Table2.A13" office:value-type="string">
            <text:h text:style-name="P11" text:outline-level="1"><text:a xlink:type="simple" xlink:href="http://www.w3.org/TR/WCAG20/#time-limits-required-behaviors" text:style-name="ListLabel_20_40" text:visited-style-name="ListLabel_20_40"><text:span text:style-name="T30">2.2.1 Timing Adjustable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0458226275" text:continue-list="list102659444831691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855089392" text:continue-list="list102660065738297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13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upports</text:h>
          </table:table-cell>
          <table:covered-table-cell/>
          <table:table-cell table:style-name="Table2.D13" office:value-type="string">
            <text:h text:style-name="P11" text:outline-level="1"><text:span text:style-name="T36">Web</text:span>: The time limit is longer than 20 hours.</text:h>
            <text:h text:style-name="P11" text:outline-level="1"><text:span text:style-name="T36">Electronic Docs</text:span>: 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ee <text:span text:style-name="T36">Web</text:span> comment above.</text:h>
          </table:table-cell>
        </table:table-row>
        <table:table-row table:style-name="Table2.2">
          <table:table-cell table:style-name="Table2.A14" office:value-type="string">
            <text:h text:style-name="P11" text:outline-level="1"><text:a xlink:type="simple" xlink:href="http://www.w3.org/TR/WCAG20/#time-limits-pause" text:style-name="ListLabel_20_40" text:visited-style-name="ListLabel_20_40"><text:span text:style-name="T30">2.2.2 Pause, Stop, Hide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1061030171" text:continue-list="list102660458226275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0779450773" text:continue-list="list102659855089392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14" table:number-columns-spanned="2" office:value-type="string">
            <text:h text:style-name="P11" text:outline-level="1"><text:span text:style-name="T36">Web</text:span>: Not Applicable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upports</text:h>
          </table:table-cell>
          <table:covered-table-cell/>
          <table:table-cell table:style-name="Table2.D14" office:value-type="string">
            <text:h text:style-name="P11" text:outline-level="1"><text:span text:style-name="T36">Web</text:span>: Not Applicable</text:h>
            <text:h text:style-name="P11" text:outline-level="1"><text:span text:style-name="T36">Electronic Docs</text:span>: Supports 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There is no moving, blinking, scrolling, or auto-updating information in Drupal Core. There is also no built-in mechanism to support authors in controlling this type of motion. <text:s/></text:h>
          </table:table-cell>
        </table:table-row>
        <table:table-row table:style-name="Table2.2">
          <table:table-cell table:style-name="Table2.A15" office:value-type="string">
            <text:h text:style-name="P11" text:outline-level="1"><text:a xlink:type="simple" xlink:href="http://www.w3.org/TR/WCAG20/#seizure-does-not-violate" text:style-name="ListLabel_20_40" text:visited-style-name="ListLabel_20_40"><text:span text:style-name="T30">2.3.1 Three Flashes or Below Threshold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0565557614" text:continue-list="list102661061030171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0780099706" text:continue-list="list102660779450773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15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upports</text:h>
          </table:table-cell>
          <table:covered-table-cell/>
          <table:table-cell table:style-name="Table2.D15" office:value-type="string">
            <text:h text:style-name="P15" text:outline-level="1"/>
          </table:table-cell>
        </table:table-row>
        <table:table-row table:style-name="Table2.2">
          <table:table-cell table:style-name="Table2.A16" office:value-type="string">
            <text:h text:style-name="P11" text:outline-level="1"><text:a xlink:type="simple" xlink:href="http://www.w3.org/TR/WCAG20/#navigation-mechanisms-skip" text:style-name="ListLabel_20_40" text:visited-style-name="ListLabel_20_40"><text:span text:style-name="T30">2.4.1 Bypass Blocks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59907941760" text:continue-list="list102660565557614" text:style-name="WWNum3">
              <text:list-item>
                <text:h text:style-name="P25" text:outline-level="1"><text:span text:style-name="T17">501 (Web)(Software) – Does not apply to non-web software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691560105" text:continue-list="list102660780099706" text:style-name="WWNum4">
              <text:list-item>
                <text:h text:style-name="P26" text:outline-level="1"><text:span text:style-name="T17">602.3 (Support Docs) – Does not apply to non-web docs</text:span></text:h>
              </text:list-item>
            </text:list>
          </table:table-cell>
          <table:table-cell table:style-name="Table2.B16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Supports</text:h>
            <text:h text:style-name="P11" text:outline-level="1"><text:span text:style-name="T36">Authoring Tool</text:span>: Supports</text:h>
          </table:table-cell>
          <table:covered-table-cell/>
          <table:table-cell table:style-name="Table2.D16" office:value-type="string">
            <text:h text:style-name="P11" text:outline-level="1"><text:span text:style-name="T36">Web</text:span>: Skip links are provided.</text:h>
            <text:h text:style-name="P11" text:outline-level="1"><text:span text:style-name="T36">Electronic Docs</text:span>: See above comment.</text:h>
            <text:h text:style-name="P11" text:outline-level="1"><text:span text:style-name="T36">Authoring Tool</text:span>: See <text:span text:style-name="T36">Web</text:span> comment above.</text:h>
          </table:table-cell>
        </table:table-row>
        <table:table-row table:style-name="Table2.2">
          <table:table-cell table:style-name="Table2.A17" office:value-type="string">
            <text:h text:style-name="P11" text:outline-level="1"><text:a xlink:type="simple" xlink:href="http://www.w3.org/TR/WCAG20/#navigation-mechanisms-title" text:style-name="ListLabel_20_40" text:visited-style-name="ListLabel_20_40"><text:span text:style-name="T30">2.4.2 Page Titled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0304347418" text:continue-list="list102659907941760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827668527" text:continue-list="list102659691560105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17" table:number-columns-spanned="2" office:value-type="string">
            <text:h text:style-name="P11" text:outline-level="1"><text:span text:style-name="T36">Web</text:span>: Partial Supports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upports</text:h>
          </table:table-cell>
          <table:covered-table-cell/>
          <table:table-cell table:style-name="Table2.D17" office:value-type="string">
            <text:h text:style-name="P11" text:outline-level="1"><text:span text:style-name="T36">Web</text:span>: Pages have titles, but in the case of multi-page events, the page number is not included - <text:a xlink:type="simple" xlink:href="https://www.drupal.org/project/drupal/issues/2509716" text:style-name="ListLabel_20_41" text:visited-style-name="ListLabel_20_41"><text:span text:style-name="T11">Drupal issue #2509716</text:span></text:a>.</text:h>
            <text:h text:style-name="P11" text:outline-level="1"><text:span text:style-name="T36">Electronic Docs</text:span>: 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ee <text:span text:style-name="T36">Web</text:span> comment above.</text:h>
          </table:table-cell>
        </table:table-row>
        <table:table-row table:style-name="Table2.2">
          <table:table-cell table:style-name="Table2.A18" office:value-type="string">
            <text:h text:style-name="P11" text:outline-level="1"><text:a xlink:type="simple" xlink:href="http://www.w3.org/TR/WCAG20/#navigation-mechanisms-focus-order" text:style-name="ListLabel_20_40" text:visited-style-name="ListLabel_20_40"><text:span text:style-name="T30">2.4.3 Focus Order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59495813514" text:continue-list="list102660304347418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0174158005" text:continue-list="list102659827668527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18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upports</text:h>
          </table:table-cell>
          <table:covered-table-cell/>
          <table:table-cell table:style-name="Table2.D18" office:value-type="string">
            <text:h text:style-name="P11" text:outline-level="1"><text:span text:style-name="T36">Web</text:span>: Focusable components receive focus in an order that preserves meaning and operability.</text:h>
            <text:h text:style-name="P11" text:outline-level="1"><text:span text:style-name="T36">Electronic Docs</text:span>: See above comment.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ee <text:span text:style-name="T36">Web</text:span> comment above.</text:h>
          </table:table-cell>
        </table:table-row>
        <table:table-row table:style-name="Table2.2">
          <table:table-cell table:style-name="Table2.A19" office:value-type="string">
            <text:h text:style-name="P11" text:outline-level="1"><text:a xlink:type="simple" xlink:href="http://www.w3.org/TR/WCAG20/#navigation-mechanisms-refs" text:style-name="ListLabel_20_40" text:visited-style-name="ListLabel_20_40"><text:span text:style-name="T30">2.4.4 Link Purpose (In Context)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0250695892" text:continue-list="list102659495813514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0688085635" text:continue-list="list102660174158005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19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upports</text:h>
          </table:table-cell>
          <table:covered-table-cell/>
          <table:table-cell table:style-name="Table2.D19" office:value-type="string">
            <text:h text:style-name="P11" text:outline-level="1"><text:span text:style-name="T36">Web</text:span>: Careful attention has been paid to ensure that automated “Read More” links are available in a way that is available with contextual information for screen readers. </text:h>
            <text:h text:style-name="P11" text:outline-level="1"><text:span text:style-name="T36">Electronic Docs</text:span>: Not Applicable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ee <text:span text:style-name="T36">Web</text:span> comment above.</text:h>
          </table:table-cell>
        </table:table-row>
        <table:table-row table:style-name="Table2.2">
          <table:table-cell table:style-name="Table2.A20" office:value-type="string">
            <text:h text:style-name="P11" text:outline-level="1"><text:a xlink:type="simple" xlink:href="http://www.w3.org/TR/WCAG20/#meaning-doc-lang-id" text:style-name="ListLabel_20_40" text:visited-style-name="ListLabel_20_40"><text:span text:style-name="T30">3.1.1 Language of Page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0300425063" text:continue-list="list102660250695892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706767536" text:continue-list="list102660688085635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20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upports</text:h>
          </table:table-cell>
          <table:covered-table-cell/>
          <table:table-cell table:style-name="Table2.D20" office:value-type="string">
            <text:h text:style-name="P11" text:outline-level="1"><text:span text:style-name="T36">Web</text:span>: Page language is defined semantically on every page. </text:h>
            <text:h text:style-name="P11" text:outline-level="1"><text:span text:style-name="T36">Electronic Docs</text:span>:See <text:span text:style-name="T36">Web</text:span> comment above. 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ee <text:span text:style-name="T36">Web</text:span> comment above.</text:h>
          </table:table-cell>
        </table:table-row>
        <table:table-row table:style-name="Table2.2">
          <table:table-cell table:style-name="Table2.A21" office:value-type="string">
            <text:h text:style-name="P11" text:outline-level="1"><text:a xlink:type="simple" xlink:href="http://www.w3.org/TR/WCAG20/#consistent-behavior-receive-focus" text:style-name="ListLabel_20_40" text:visited-style-name="ListLabel_20_40"><text:span text:style-name="T30">3.2.1 On Focus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59322167009" text:continue-list="list102660300425063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141249809" text:continue-list="list102659706767536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21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upports</text:h>
          </table:table-cell>
          <table:covered-table-cell/>
          <table:table-cell table:style-name="Table2.D21" office:value-type="string">
            <text:h text:style-name="P11" text:outline-level="1"><text:span text:style-name="T36">Web</text:span>: Change in the focus state does not initiate a change of context for the user.</text:h>
            <text:h text:style-name="P11" text:outline-level="1"><text:span text:style-name="T36">Electronic Docs</text:span>: See <text:span text:style-name="T36">Web</text:span> comment above.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ee <text:span text:style-name="T36">Web</text:span> comment above.</text:h>
          </table:table-cell>
        </table:table-row>
        <table:table-row table:style-name="Table2.2">
          <table:table-cell table:style-name="Table2.A22" office:value-type="string">
            <text:h text:style-name="P11" text:outline-level="1"><text:a xlink:type="simple" xlink:href="http://www.w3.org/TR/WCAG20/#consistent-behavior-unpredictable-change" text:style-name="ListLabel_20_40" text:visited-style-name="ListLabel_20_40"><text:span text:style-name="T30">3.2.2 On Input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59843557014" text:continue-list="list102659322167009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270900951" text:continue-list="list102659141249809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22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upports</text:h>
          </table:table-cell>
          <table:covered-table-cell/>
          <table:table-cell table:style-name="Table2.D22" office:value-type="string">
            <text:h text:style-name="P11" text:outline-level="1"><text:span text:style-name="T36">Web</text:span>: Engaging with the interactive sites does not unexpectedly take control from the users. </text:h>
            <text:h text:style-name="P11" text:outline-level="1"><text:span text:style-name="T36">Electronic Docs</text:span>: See <text:span text:style-name="T36">Web</text:span> comment above.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ee <text:span text:style-name="T36">Web</text:span> comment above.</text:h>
          </table:table-cell>
        </table:table-row>
        <table:table-row table:style-name="Table2.2">
          <table:table-cell table:style-name="Table2.A23" office:value-type="string">
            <text:h text:style-name="P11" text:outline-level="1"><text:a xlink:type="simple" xlink:href="http://www.w3.org/TR/WCAG20/#minimize-error-identified" text:style-name="ListLabel_20_40" text:visited-style-name="ListLabel_20_40"><text:span text:style-name="T30">3.3.1 Error Identification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59965530723" text:continue-list="list102659843557014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899028253" text:continue-list="list102659270900951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23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Not Applicable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upports</text:h>
          </table:table-cell>
          <table:covered-table-cell/>
          <table:table-cell table:style-name="Table2.D23" office:value-type="string">
            <text:h text:style-name="P11" text:outline-level="1"><text:span text:style-name="T36">Web</text:span>: The Inline Form Error module was added in Drupal 8. This needs to be enabled site-wide on installation. </text:h>
            <text:h text:style-name="P11" text:outline-level="1"><text:span text:style-name="T36">Electronic Docs</text:span>: Not Applicable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ee <text:span text:style-name="T36">Web</text:span> comment above.</text:h>
          </table:table-cell>
        </table:table-row>
        <table:table-row table:style-name="Table2.2">
          <table:table-cell table:style-name="Table2.A24" office:value-type="string">
            <text:h text:style-name="P11" text:outline-level="1"><text:a xlink:type="simple" xlink:href="http://www.w3.org/TR/WCAG20/#minimize-error-cues" text:style-name="ListLabel_20_40" text:visited-style-name="ListLabel_20_40"><text:span text:style-name="T30">3.3.2 Labels or Instructions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1175339486" text:continue-list="list102659965530723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1208551084" text:continue-list="list102659899028253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24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Partially Supports</text:h>
          </table:table-cell>
          <table:covered-table-cell/>
          <table:table-cell table:style-name="Table2.D24" office:value-type="string">
            <text:h text:style-name="P11" text:outline-level="1"><text:span text:style-name="T36">Web</text:span>: Default forms all include labels.</text:h>
            <text:h text:style-name="P11" text:outline-level="1"><text:span text:style-name="T36">Electronic Docs</text:span>: See <text:span text:style-name="T36">Web</text:span> comment above.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There are a few places where there are problems with labels, but these are odd exceptions - <text:a xlink:type="simple" xlink:href="https://www.drupal.org/project/drupal/issues/2766853" text:style-name="ListLabel_20_41" text:visited-style-name="ListLabel_20_41"><text:span text:style-name="T11">Drupal issue #2766853</text:span></text:a> and <text:a xlink:type="simple" xlink:href="https://www.drupal.org/project/drupal/issues/3015494" text:style-name="ListLabel_20_41" text:visited-style-name="ListLabel_20_41"><text:span text:style-name="T11">#3015494</text:span></text:a>.</text:h>
          </table:table-cell>
        </table:table-row>
        <table:table-row table:style-name="Table2.2">
          <table:table-cell table:style-name="Table2.A25" office:value-type="string">
            <text:h text:style-name="P11" text:outline-level="1"><text:a xlink:type="simple" xlink:href="http://www.w3.org/TR/WCAG20/#ensure-compat-parses" text:style-name="ListLabel_20_40" text:visited-style-name="ListLabel_20_40"><text:span text:style-name="T30">4.1.1 Parsing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1142800354" text:continue-list="list102661175339486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952422840" text:continue-list="list102661208551084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25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Partially Supports</text:h>
          </table:table-cell>
          <table:covered-table-cell/>
          <table:table-cell table:style-name="Table2.D25" office:value-type="string">
            <text:h text:style-name="P11" text:outline-level="1"><text:span text:style-name="T36">Web</text:span>: There are no HTML5 errors or warnings that are known to impact assistive technology users..</text:h>
            <text:h text:style-name="P11" text:outline-level="1"><text:span text:style-name="T36">Electronic Docs</text:span>: See <text:span text:style-name="T36">Web</text:span> comment above.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Generally parsing is very well supported, but there are a few places where this needs to be improved - Drupal issue <text:a xlink:type="simple" xlink:href="https://www.drupal.org/project/drupal/issues/1852090" text:style-name="ListLabel_20_41" text:visited-style-name="ListLabel_20_41"><text:span text:style-name="T11">#1852090</text:span></text:a> and <text:a xlink:type="simple" xlink:href="https://www.drupal.org/project/drupal/issues/3144948" text:style-name="ListLabel_20_41" text:visited-style-name="ListLabel_20_41"><text:span text:style-name="T11">#3144948</text:span></text:a>.</text:h>
          </table:table-cell>
        </table:table-row>
        <table:table-row table:style-name="Table2.2">
          <table:table-cell table:style-name="Table2.A26" office:value-type="string">
            <text:h text:style-name="P11" text:outline-level="1"><text:a xlink:type="simple" xlink:href="http://www.w3.org/TR/WCAG20/#ensure-compat-rsv" text:style-name="ListLabel_20_40" text:visited-style-name="ListLabel_20_40"><text:span text:style-name="T30">4.1.2 Name, Role, Value</text:span></text:a><text:span text:style-name="T17"> (Level 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59986943299" text:continue-list="list102661142800354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691893718" text:continue-list="list102659952422840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2.B26" table:number-columns-spanned="2" office:value-type="string">
            <text:h text:style-name="P11" text:outline-level="1"><text:span text:style-name="T36">Web</text:span>: Supports</text:h>
            <text:h text:style-name="P11" text:outline-level="1"><text:span text:style-name="T36">Electronic Docs</text:span>: Supports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Partially Supports</text:h>
          </table:table-cell>
          <table:covered-table-cell/>
          <table:table-cell table:style-name="Table2.D26" office:value-type="string">
            <text:h text:style-name="P11" text:outline-level="1"><text:span text:style-name="T36">Web</text:span>: Public pages support this criterion. </text:h>
            <text:h text:style-name="P11" text:outline-level="1"><text:span text:style-name="T36">Electronic Docs</text:span>: See <text:span text:style-name="T36">Web</text:span> comment above.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This is generally well supported, but there are places where it has been overlooked. <text:s/>Drupal issue <text:a xlink:type="simple" xlink:href="https://www.drupal.org/project/drupal/issues/3144948" text:style-name="ListLabel_20_41" text:visited-style-name="ListLabel_20_41"><text:span text:style-name="T11">#3144948</text:span></text:a> and <text:a xlink:type="simple" xlink:href="https://www.drupal.org/project/drupal/issues/3019487" text:style-name="ListLabel_20_41" text:visited-style-name="ListLabel_20_41"><text:span text:style-name="T11">#3019487</text:span></text:a>.</text:h>
          </table:table-cell>
        </table:table-row>
      </table:table>
      <text:h text:style-name="P14" text:outline-level="1"><text:bookmark text:name="_heading=h.3whwml4"/></text:h>
      <text:h text:style-name="Heading_20_3" text:outline-level="3"><text:span text:style-name="T18">Table 2: Success Criteria, Level AA</text:span></text:h>
      <text:h text:style-name="Standard" text:outline-level="1"><text:span text:style-name="T17">Notes: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h text:style-name="P22" text:outline-level="1"><text:span text:style-name="T25">Criteria</text:span></text:h>
          </table:table-cell>
          <table:covered-table-cell/>
          <table:table-cell table:style-name="Table3.A1" office:value-type="string">
            <text:h text:style-name="P22" text:outline-level="1"><text:span text:style-name="T25">Conformance Level </text:span></text:h>
          </table:table-cell>
          <table:table-cell table:style-name="Table3.A1" office:value-type="string">
            <text:h text:style-name="P22" text:outline-level="1"><text:span text:style-name="T25">Remarks and Explanations</text:span></text:h>
          </table:table-cell>
        </table:table-row>
        <table:table-row table:style-name="Table3.2">
          <table:table-cell table:style-name="Table3.A2" office:value-type="string">
            <text:h text:style-name="P11" text:outline-level="1"><text:a xlink:type="simple" xlink:href="http://www.w3.org/TR/WCAG20/#media-equiv-real-time-captions" text:style-name="ListLabel_20_40" text:visited-style-name="ListLabel_20_40"><text:span text:style-name="T30">1.2.4 Captions (Live)</text:span></text:a><text:span text:style-name="T17"> (Level A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0368317462" text:continue-list="list102659986943299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798477916" text:continue-list="list102659691893718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3.B2" table:number-columns-spanned="2" office:value-type="string">
            <text:h text:style-name="P11" text:outline-level="1"><text:span text:style-name="T17">Web: </text:span>Not Applicable</text:h>
            <text:h text:style-name="P11" text:outline-level="1"><text:span text:style-name="T17">Electronic Docs: </text:span>Not Applicable</text:h>
            <text:h text:style-name="P11" text:outline-level="1"><text:span text:style-name="T17">Software: </text:span>Not Applicable</text:h>
            <text:h text:style-name="P11" text:outline-level="1"><text:span text:style-name="T17">Authoring Tool:</text:span>Not Applicable</text:h>
          </table:table-cell>
          <table:covered-table-cell/>
          <table:table-cell table:style-name="Table3.D2" office:value-type="string">
            <text:h text:style-name="P11" text:outline-level="1"/>
          </table:table-cell>
        </table:table-row>
        <table:table-row table:style-name="Table3.2">
          <table:table-cell table:style-name="Table3.A3" office:value-type="string">
            <text:h text:style-name="P11" text:outline-level="1"><text:a xlink:type="simple" xlink:href="http://www.w3.org/TR/WCAG20/#media-equiv-audio-desc-only" text:style-name="ListLabel_20_40" text:visited-style-name="ListLabel_20_40"><text:span text:style-name="T30">1.2.5 Audio Description (Prerecorded)</text:span></text:a><text:span text:style-name="T17"> (Level A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59969061012" text:continue-list="list102660368317462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582350192" text:continue-list="list102659798477916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3.B3" table:number-columns-spanned="2" office:value-type="string">
            <text:h text:style-name="P11" text:outline-level="1"><text:span text:style-name="T17">Web: </text:span>Not Applicable</text:h>
            <text:h text:style-name="P11" text:outline-level="1"><text:span text:style-name="T17">Electronic Docs: </text:span>Not Applicable</text:h>
            <text:h text:style-name="P11" text:outline-level="1"><text:span text:style-name="T17">Software: </text:span>Not Applicable</text:h>
            <text:h text:style-name="P11" text:outline-level="1"><text:span text:style-name="T17">Authoring Tool:</text:span>Not Applicable</text:h>
          </table:table-cell>
          <table:covered-table-cell/>
          <table:table-cell table:style-name="Table3.D3" office:value-type="string">
            <text:h text:style-name="P11" text:outline-level="1"/>
          </table:table-cell>
        </table:table-row>
        <table:table-row table:style-name="Table3.2">
          <table:table-cell table:style-name="Table3.A4" office:value-type="string">
            <text:h text:style-name="P11" text:outline-level="1"><text:a xlink:type="simple" xlink:href="http://www.w3.org/TR/WCAG20/#visual-audio-contrast-contrast" text:style-name="ListLabel_20_40" text:visited-style-name="ListLabel_20_40"><text:span text:style-name="T30">1.4.3 Contrast (Minimum)</text:span></text:a><text:span text:style-name="T17"> (Level A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0416843620" text:continue-list="list102659969061012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285158203" text:continue-list="list102659582350192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3.B4" table:number-columns-spanned="2" office:value-type="string">
            <text:h text:style-name="P11" text:outline-level="1"><text:span text:style-name="T17">Web: </text:span>Partially Supports</text:h>
            <text:h text:style-name="P11" text:outline-level="1"><text:span text:style-name="T17">Electronic Docs: </text:span>Supports</text:h>
            <text:h text:style-name="P11" text:outline-level="1"><text:span text:style-name="T17">Software: </text:span>Not Applicable</text:h>
            <text:h text:style-name="P11" text:outline-level="1"><text:span text:style-name="T17">Authoring Tool: </text:span>Partially Supports</text:h>
          </table:table-cell>
          <table:covered-table-cell/>
          <table:table-cell table:style-name="Table3.D4" office:value-type="string">
            <text:h text:style-name="P11" text:outline-level="1"><text:span text:style-name="T36">Web</text:span>: Generally meets. Some contrast failures around grey backgrounds - <text:a xlink:type="simple" xlink:href="https://www.drupal.org/project/drupal/issues/3040673" text:style-name="ListLabel_20_41" text:visited-style-name="ListLabel_20_41"><text:span text:style-name="T11">Drupal <text:s/>issue #3040673</text:span></text:a>.</text:h>
            <text:h text:style-name="P11" text:outline-level="1"><text:span text:style-name="T36">Electronic Docs</text:span>: The docs have sufficient contrast.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Generally meets requirements. Some challenges with Core admin themes - <text:a xlink:type="simple" xlink:href="https://www.drupal.org/project/drupal/issues/2930508" text:style-name="ListLabel_20_41" text:visited-style-name="ListLabel_20_41"><text:span text:style-name="T11">Drupal issue #930508</text:span></text:a> and <text:a xlink:type="simple" xlink:href="https://www.drupal.org/project/drupal/issues/3080100" text:style-name="ListLabel_20_41" text:visited-style-name="ListLabel_20_41"><text:span text:style-name="T11">#3080100</text:span></text:a>.</text:h>
          </table:table-cell>
        </table:table-row>
        <table:table-row table:style-name="Table3.2">
          <table:table-cell table:style-name="Table3.A5" office:value-type="string">
            <text:h text:style-name="P11" text:outline-level="1"><text:a xlink:type="simple" xlink:href="http://www.w3.org/TR/WCAG20/#visual-audio-contrast-scale" text:style-name="ListLabel_20_40" text:visited-style-name="ListLabel_20_40"><text:span text:style-name="T30">1.4.4 Resize text</text:span></text:a><text:span text:style-name="T17"> (Level A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1025401678" text:continue-list="list102660416843620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0110637147" text:continue-list="list102659285158203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3.B5" table:number-columns-spanned="2" office:value-type="string">
            <text:h text:style-name="P11" text:outline-level="1"><text:span text:style-name="T17">Web: </text:span>Partially Supports</text:h>
            <text:h text:style-name="P11" text:outline-level="1"><text:span text:style-name="T17">Electronic Docs: </text:span>Supports</text:h>
            <text:h text:style-name="P11" text:outline-level="1"><text:span text:style-name="T17">Software: </text:span>Not Applicable</text:h>
            <text:h text:style-name="P11" text:outline-level="1"><text:span text:style-name="T17">Authoring Tool: </text:span>Partially Supports</text:h>
          </table:table-cell>
          <table:covered-table-cell/>
          <table:table-cell table:style-name="Table3.D5" office:value-type="string">
            <text:h text:style-name="P11" text:outline-level="1"><text:span text:style-name="T36">Web</text:span>: Generally support with some minor exceptions - <text:a xlink:type="simple" xlink:href="https://www.drupal.org/project/drupal/issues/3129257" text:style-name="ListLabel_20_41" text:visited-style-name="ListLabel_20_41"><text:span text:style-name="T11">Drupal issue #3129257</text:span></text:a>.</text:h>
            <text:h text:style-name="P11" text:outline-level="1"><text:span text:style-name="T36">Electronic Docs</text:span>: The docs are accessible up to 200%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Generally good with some exceptions - <text:a xlink:type="simple" xlink:href="https://www.drupal.org/project/drupal/issues/3164587" text:style-name="ListLabel_20_41" text:visited-style-name="ListLabel_20_41"><text:span text:style-name="T11">Drupal issue #3164587</text:span></text:a>.</text:h>
          </table:table-cell>
        </table:table-row>
        <table:table-row table:style-name="Table3.2">
          <table:table-cell table:style-name="Table3.A6" office:value-type="string">
            <text:h text:style-name="P11" text:outline-level="1"><text:a xlink:type="simple" xlink:href="http://www.w3.org/TR/WCAG20/#visual-audio-contrast-text-presentation" text:style-name="ListLabel_20_40" text:visited-style-name="ListLabel_20_40"><text:span text:style-name="T30">1.4.5 Images of Text</text:span></text:a><text:span text:style-name="T17"> (Level A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59878605312" text:continue-list="list102661025401678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0980679192" text:continue-list="list102660110637147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3.B6" table:number-columns-spanned="2" office:value-type="string">
            <text:h text:style-name="P11" text:outline-level="1"><text:span text:style-name="T17">Web: </text:span>Not Applicable</text:h>
            <text:h text:style-name="P11" text:outline-level="1"><text:span text:style-name="T17">Electronic Docs: </text:span>Not Applicable</text:h>
            <text:h text:style-name="P11" text:outline-level="1"><text:span text:style-name="T17">Software: </text:span>Not Applicable</text:h>
            <text:h text:style-name="P11" text:outline-level="1"><text:span text:style-name="T17">Authoring Tool: Supp</text:span>orts</text:h>
          </table:table-cell>
          <table:covered-table-cell/>
          <table:table-cell table:style-name="Table3.D6" office:value-type="string">
            <text:h text:style-name="P11" text:outline-level="1"><text:span text:style-name="T36">Web</text:span>: Not Applicable</text:h>
            <text:h text:style-name="P11" text:outline-level="1"><text:span text:style-name="T36">Electronic Docs</text:span>: Not Applicable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Text is generally styled with CSS in the authoring tool. Should images of text be uploaded by the user, they will be required to add alternative text. </text:h>
          </table:table-cell>
        </table:table-row>
        <table:table-row table:style-name="Table3.2">
          <table:table-cell table:style-name="Table3.A7" office:value-type="string">
            <text:h text:style-name="P11" text:outline-level="1"><text:a xlink:type="simple" xlink:href="http://www.w3.org/TR/WCAG20/#navigation-mechanisms-mult-loc" text:style-name="ListLabel_20_40" text:visited-style-name="ListLabel_20_40"><text:span text:style-name="T30">2.4.5 Multiple Ways</text:span></text:a><text:span text:style-name="T17"> (Level A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59917669747" text:continue-list="list102659878605312" text:style-name="WWNum3">
              <text:list-item>
                <text:h text:style-name="P25" text:outline-level="1"><text:span text:style-name="T17">501 (Web)(Software) – Does not apply to non-web software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372480641" text:continue-list="list102660980679192" text:style-name="WWNum4">
              <text:list-item>
                <text:h text:style-name="P26" text:outline-level="1"><text:span text:style-name="T17">602.3 (Support Docs) – Does not apply to non-web docs</text:span></text:h>
              </text:list-item>
            </text:list>
          </table:table-cell>
          <table:table-cell table:style-name="Table3.B7" table:number-columns-spanned="2" office:value-type="string">
            <text:h text:style-name="P11" text:outline-level="1"><text:span text:style-name="T17">Web: </text:span>Supports</text:h>
            <text:h text:style-name="P11" text:outline-level="1"><text:span text:style-name="T17">Electronic Docs: </text:span>Supports</text:h>
            <text:h text:style-name="P11" text:outline-level="1"><text:span text:style-name="T17">Authoring Tool: </text:span>Supports</text:h>
          </table:table-cell>
          <table:covered-table-cell/>
          <table:table-cell table:style-name="Table3.D7" office:value-type="string">
            <text:h text:style-name="P11" text:outline-level="1"><text:span text:style-name="T36">Web</text:span>: There is more than one way to locate a Web page within the CMS. </text:h>
            <text:h text:style-name="P11" text:outline-level="1"><text:span text:style-name="T36">Electronic Docs</text:span>: See <text:span text:style-name="T36">Web</text:span> comment above.</text:h>
            <text:h text:style-name="P11" text:outline-level="1"><text:span text:style-name="T36">Authoring Tool</text:span>: See <text:span text:style-name="T36">Web</text:span> comment above.</text:h>
          </table:table-cell>
        </table:table-row>
        <table:table-row table:style-name="Table3.2">
          <table:table-cell table:style-name="Table3.A8" office:value-type="string">
            <text:h text:style-name="P11" text:outline-level="1"><text:a xlink:type="simple" xlink:href="http://www.w3.org/TR/WCAG20/#navigation-mechanisms-descriptive" text:style-name="ListLabel_20_40" text:visited-style-name="ListLabel_20_40"><text:span text:style-name="T30">2.4.6 Headings and Labels</text:span></text:a><text:span text:style-name="T17"> (Level A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0606732027" text:continue-list="list102659917669747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357117874" text:continue-list="list102659372480641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3.B8" table:number-columns-spanned="2" office:value-type="string">
            <text:h text:style-name="P11" text:outline-level="1"><text:span text:style-name="T17">Web: </text:span>Partially Supports</text:h>
            <text:h text:style-name="P11" text:outline-level="1"><text:span text:style-name="T17">Electronic Docs: </text:span>Supports</text:h>
            <text:h text:style-name="P11" text:outline-level="1"><text:span text:style-name="T17">Software: </text:span>Not Applicable</text:h>
            <text:h text:style-name="P11" text:outline-level="1"><text:span text:style-name="T17">Authoring Tool: </text:span>Partially Supports</text:h>
          </table:table-cell>
          <table:covered-table-cell/>
          <table:table-cell table:style-name="Table3.D8" office:value-type="string">
            <text:h text:style-name="P11" text:outline-level="1"><text:span text:style-name="T36">Web</text:span>: Generally there is very good support. Some heading levels may be missed in some unique contexts - <text:a xlink:type="simple" xlink:href="https://www.drupal.org/project/drupal/issues/1768732" text:style-name="ListLabel_20_41" text:visited-style-name="ListLabel_20_41"><text:span text:style-name="T11">Drupal issue #1768732</text:span></text:a>. Better support could be provided for threaded comments - <text:a xlink:type="simple" xlink:href="https://www.drupal.org/project/drupal/issues/2290043" text:style-name="ListLabel_20_41" text:visited-style-name="ListLabel_20_41"><text:span text:style-name="T11">Drupal issue #2290043</text:span></text:a>. </text:h>
            <text:h text:style-name="P11" text:outline-level="1"><text:span text:style-name="T36">Electronic Docs</text:span>: 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Generally good, but for dynamic elements like the Layout Builder need a plan for a dynamic heading structure - <text:a xlink:type="simple" xlink:href="https://www.drupal.org/project/drupal/issues/3007978" text:style-name="ListLabel_20_41" text:visited-style-name="ListLabel_20_41"><text:span text:style-name="T11">Drupal issue #3007978</text:span></text:a>.</text:h>
          </table:table-cell>
        </table:table-row>
        <table:table-row table:style-name="Table3.2">
          <table:table-cell table:style-name="Table3.A9" office:value-type="string">
            <text:h text:style-name="P11" text:outline-level="1"><text:a xlink:type="simple" xlink:href="http://www.w3.org/TR/WCAG20/#navigation-mechanisms-focus-visible" text:style-name="ListLabel_20_40" text:visited-style-name="ListLabel_20_40"><text:span text:style-name="T30">2.4.7 Focus Visible</text:span></text:a><text:span text:style-name="T17"> (Level A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59707631388" text:continue-list="list102660606732027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218706919" text:continue-list="list102659357117874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3.B9" table:number-columns-spanned="2" office:value-type="string">
            <text:h text:style-name="P11" text:outline-level="1"><text:span text:style-name="T17">Web: </text:span>Supports</text:h>
            <text:h text:style-name="P11" text:outline-level="1"><text:span text:style-name="T17">Electronic Docs: </text:span>Supports</text:h>
            <text:h text:style-name="P11" text:outline-level="1"><text:span text:style-name="T17">Software: </text:span>Not Applicable</text:h>
            <text:h text:style-name="P11" text:outline-level="1"><text:span text:style-name="T17">Authoring Tool: </text:span>Partially Supports</text:h>
          </table:table-cell>
          <table:covered-table-cell/>
          <table:table-cell table:style-name="Table3.D9" office:value-type="string">
            <text:h text:style-name="P11" text:outline-level="1"><text:span text:style-name="T36">Web</text:span>: Focus elements are well established for the front-end. <text:a xlink:type="simple" xlink:href="https://www.drupal.org/project/issues/search/drupal?text=focus&amp;assigned=&amp;submitted=&amp;project_issue_followers=&amp;status%5B%5D=Open&amp;version%5B%5D=any_10.&amp;version%5B%5D=any_9.&amp;version%5B%5D=any_8.&amp;issue_tags_op=%3D&amp;issue_tags=accessibility" text:style-name="ListLabel_20_41" text:visited-style-name="ListLabel_20_41"><text:span text:style-name="T11">Further enhancements are being developed</text:span></text:a> to make it more obvious for keyboard only users. </text:h>
            <text:h text:style-name="P11" text:outline-level="1"><text:span text:style-name="T36">Electronic Docs</text:span>: 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There are places where we are seeking to improve the focus for authors and administrators - <text:a xlink:type="simple" xlink:href="https://www.drupal.org/project/drupal/issues/3048785" text:style-name="ListLabel_20_41" text:visited-style-name="ListLabel_20_41"><text:span text:style-name="T11">Drupal issue #3048785</text:span></text:a>.</text:h>
          </table:table-cell>
        </table:table-row>
        <table:table-row table:style-name="Table3.2">
          <table:table-cell table:style-name="Table3.A10" office:value-type="string">
            <text:h text:style-name="P11" text:outline-level="1"><text:a xlink:type="simple" xlink:href="http://www.w3.org/TR/WCAG20/#meaning-other-lang-id" text:style-name="ListLabel_20_40" text:visited-style-name="ListLabel_20_40"><text:span text:style-name="T30">3.1.2 Language of Parts</text:span></text:a><text:span text:style-name="T17"> (Level A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59471235817" text:continue-list="list102659707631388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1091478972" text:continue-list="list102659218706919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3.B10" table:number-columns-spanned="2" office:value-type="string">
            <text:h text:style-name="P11" text:outline-level="1"><text:span text:style-name="T17">Web: Supports</text:span></text:h>
            <text:h text:style-name="P11" text:outline-level="1"><text:span text:style-name="T17">Electronic Docs: </text:span>Not Applicable</text:h>
            <text:h text:style-name="P11" text:outline-level="1"><text:span text:style-name="T17">Software: </text:span>Not Applicable</text:h>
            <text:h text:style-name="P11" text:outline-level="1"><text:span text:style-name="T17">Authoring Tool: </text:span>Supports</text:h>
          </table:table-cell>
          <table:covered-table-cell/>
          <table:table-cell table:style-name="Table3.D10" office:value-type="string">
            <text:h text:style-name="P11" text:outline-level="1"><text:span text:style-name="T36">Web</text:span>: Multilingual sites have language switchers with proper semantics. <text:s/></text:h>
            <text:h text:style-name="P11" text:outline-level="1"><text:span text:style-name="T36">Electronic Docs</text:span>: Not Applicable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Drupal has good support for multilingual content and accessibility. To support the Language of Parts for authors, a button can be added to simplify the process of adding language specific phrases. </text:h>
          </table:table-cell>
        </table:table-row>
        <table:table-row table:style-name="Table3.2">
          <table:table-cell table:style-name="Table3.A11" office:value-type="string">
            <text:h text:style-name="P11" text:outline-level="1"><text:a xlink:type="simple" xlink:href="http://www.w3.org/TR/WCAG20/#consistent-behavior-consistent-locations" text:style-name="ListLabel_20_40" text:visited-style-name="ListLabel_20_40"><text:span text:style-name="T30">3.2.3 Consistent Navigation</text:span></text:a><text:span text:style-name="T17"> (Level A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0487065580" text:continue-list="list102659471235817" text:style-name="WWNum3">
              <text:list-item>
                <text:h text:style-name="P25" text:outline-level="1"><text:span text:style-name="T17">501 (Web)(Software) – Does not apply to non-web software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0512588643" text:continue-list="list102661091478972" text:style-name="WWNum4">
              <text:list-item>
                <text:h text:style-name="P26" text:outline-level="1"><text:span text:style-name="T17">602.3 (Support Docs) – Does not apply to non-web docs</text:span></text:h>
              </text:list-item>
            </text:list>
          </table:table-cell>
          <table:table-cell table:style-name="Table3.B11" table:number-columns-spanned="2" office:value-type="string">
            <text:h text:style-name="P11" text:outline-level="1"><text:span text:style-name="T17">Web: </text:span>Supports</text:h>
            <text:h text:style-name="P11" text:outline-level="1"><text:span text:style-name="T17">Electronic Docs: </text:span>Supports</text:h>
            <text:h text:style-name="P11" text:outline-level="1"><text:span text:style-name="T17">Authoring Tool</text:span> Supports</text:h>
          </table:table-cell>
          <table:covered-table-cell/>
          <table:table-cell table:style-name="Table3.D11" office:value-type="string">
            <text:h text:style-name="P11" text:outline-level="1"><text:span text:style-name="T36">Web</text:span>: Drupal’s menu structure allows for consistent navigation across the site. </text:h>
            <text:h text:style-name="P11" text:outline-level="1"><text:span text:style-name="T36">Electronic Docs</text:span>: See <text:span text:style-name="T36">Web</text:span> comment above.</text:h>
            <text:h text:style-name="P11" text:outline-level="1"><text:span text:style-name="T36">Authoring Tool</text:span>: See <text:span text:style-name="T36">Web</text:span> comment above.</text:h>
          </table:table-cell>
        </table:table-row>
        <table:table-row table:style-name="Table3.2">
          <table:table-cell table:style-name="Table3.A12" office:value-type="string">
            <text:h text:style-name="P11" text:outline-level="1"><text:a xlink:type="simple" xlink:href="http://www.w3.org/TR/WCAG20/#consistent-behavior-consistent-functionality" text:style-name="ListLabel_20_40" text:visited-style-name="ListLabel_20_40"><text:span text:style-name="T30">3.2.4 Consistent Identification</text:span></text:a><text:span text:style-name="T17"> (Level A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59201648871" text:continue-list="list102660487065580" text:style-name="WWNum3">
              <text:list-item>
                <text:h text:style-name="P25" text:outline-level="1"><text:span text:style-name="T17">501 (Web)(Software) – Does not apply to non-web software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0006251576" text:continue-list="list102660512588643" text:style-name="WWNum4">
              <text:list-item>
                <text:h text:style-name="P26" text:outline-level="1"><text:span text:style-name="T17">602.3 (Support Docs) – Does not apply to non-web docs</text:span></text:h>
              </text:list-item>
            </text:list>
          </table:table-cell>
          <table:table-cell table:style-name="Table3.B12" table:number-columns-spanned="2" office:value-type="string">
            <text:h text:style-name="P11" text:outline-level="1"><text:span text:style-name="T17">Web: </text:span>Supports</text:h>
            <text:h text:style-name="P11" text:outline-level="1"><text:span text:style-name="T17">Electronic Docs: </text:span>Supports</text:h>
            <text:h text:style-name="P11" text:outline-level="1"><text:span text:style-name="T17">Authoring Tool: </text:span>Supports</text:h>
          </table:table-cell>
          <table:covered-table-cell/>
          <table:table-cell table:style-name="Table3.D12" office:value-type="string">
            <text:h text:style-name="P11" text:outline-level="1"><text:span text:style-name="T36">Web</text:span>: Components in Drupal that have the same functionality are identified consistently. </text:h>
            <text:h text:style-name="P11" text:outline-level="1"><text:span text:style-name="T36">Electronic Docs</text:span>: See <text:span text:style-name="T36">Web</text:span> comment above.</text:h>
            <text:h text:style-name="P11" text:outline-level="1"><text:span text:style-name="T36">Authoring Tool</text:span>: See <text:span text:style-name="T36">Web</text:span> comment above.</text:h>
          </table:table-cell>
        </table:table-row>
        <table:table-row table:style-name="Table3.2">
          <table:table-cell table:style-name="Table3.A13" office:value-type="string">
            <text:h text:style-name="P11" text:outline-level="1"><text:a xlink:type="simple" xlink:href="http://www.w3.org/TR/WCAG20/#minimize-error-suggestions" text:style-name="ListLabel_20_40" text:visited-style-name="ListLabel_20_40"><text:span text:style-name="T30">3.3.3 Error Suggestion</text:span></text:a><text:span text:style-name="T17"> (Level A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0379001440" text:continue-list="list102659201648871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59961596493" text:continue-list="list102660006251576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3.B13" table:number-columns-spanned="2" office:value-type="string">
            <text:h text:style-name="P11" text:outline-level="1"><text:span text:style-name="T17">Web: </text:span>Supports</text:h>
            <text:h text:style-name="P11" text:outline-level="1"><text:span text:style-name="T17">Electronic Docs: </text:span>Not Applicable</text:h>
            <text:h text:style-name="P11" text:outline-level="1"><text:span text:style-name="T17">Software: </text:span>Not Applicable</text:h>
            <text:h text:style-name="P11" text:outline-level="1"><text:span text:style-name="T17">Authoring Tool: </text:span>Supports</text:h>
          </table:table-cell>
          <table:covered-table-cell/>
          <table:table-cell table:style-name="Table3.D13" office:value-type="string">
            <text:h text:style-name="P11" text:outline-level="1"><text:span text:style-name="T36">Web</text:span>: The Inline Form Error Module is provided in Core and needs to be enabled to allow for this functionality. </text:h>
            <text:h text:style-name="P11" text:outline-level="1"><text:span text:style-name="T36">Electronic Docs</text:span>: Not Applicable</text:h>
            <text:h text:style-name="P11" text:outline-level="1"><text:span text:style-name="T36">Software</text:span>: Not Applicable</text:h>
            <text:h text:style-name="P11" text:outline-level="1"><text:span text:style-name="T36">Authoring Tool</text:span>: See <text:span text:style-name="T36">Web</text:span> comment above.</text:h>
          </table:table-cell>
        </table:table-row>
        <table:table-row table:style-name="Table3.2">
          <table:table-cell table:style-name="Table3.A14" office:value-type="string">
            <text:h text:style-name="P11" text:outline-level="1"><text:a xlink:type="simple" xlink:href="http://www.w3.org/TR/WCAG20/#minimize-error-reversible" text:style-name="ListLabel_20_40" text:visited-style-name="ListLabel_20_40"><text:span text:style-name="T30">3.3.4 Error Prevention (Legal, Financial, Data)</text:span></text:a><text:span text:style-name="T17"> (Level AA)</text:span></text:h>
            <text:h text:style-name="P24" text:outline-level="1"><text:span text:style-name="T17">Also applies to:</text:span></text:h>
            <text:h text:style-name="P24" text:outline-level="1"><text:span text:style-name="T17">Revised Section 508</text:span></text:h>
            <text:list xml:id="list102660015226375" text:continue-list="list102660379001440" text:style-name="WWNum3">
              <text:list-item>
                <text:h text:style-name="P25" text:outline-level="1"><text:span text:style-name="T17">501 (Web)(Software)</text:span></text:h>
              </text:list-item>
              <text:list-item>
                <text:h text:style-name="P25" text:outline-level="1"><text:span text:style-name="T17">504.2 (Authoring Tool)</text:span></text:h>
              </text:list-item>
            </text:list>
            <text:list xml:id="list102660407004190" text:continue-list="list102659961596493" text:style-name="WWNum4">
              <text:list-item>
                <text:h text:style-name="P26" text:outline-level="1"><text:span text:style-name="T17">602.3 (Support Docs)</text:span></text:h>
              </text:list-item>
            </text:list>
          </table:table-cell>
          <table:table-cell table:style-name="Table3.B14" table:number-columns-spanned="2" office:value-type="string">
            <text:h text:style-name="P11" text:outline-level="1"><text:span text:style-name="T17">Web: </text:span>Not Applicable</text:h>
            <text:h text:style-name="P11" text:outline-level="1"><text:span text:style-name="T17">Electronic Docs: </text:span>Not Applicable</text:h>
            <text:h text:style-name="P11" text:outline-level="1"><text:span text:style-name="T17">Software: </text:span>Not Applicable</text:h>
            <text:h text:style-name="P11" text:outline-level="1"><text:span text:style-name="T17">Authoring Tool: </text:span>Not Applicable</text:h>
          </table:table-cell>
          <table:covered-table-cell/>
          <table:table-cell table:style-name="Table3.D14" office:value-type="string">
            <text:h text:style-name="P11" text:outline-level="1"/>
          </table:table-cell>
        </table:table-row>
      </table:table>
      <text:h text:style-name="P14" text:outline-level="1"><text:bookmark text:name="_heading=h.2bn6wsx"/></text:h>
      <text:h text:style-name="Heading_20_3" text:outline-level="3"><text:span text:style-name="T18">Table 3: Success Criteria, Level AAA</text:span></text:h>
      <text:h text:style-name="Standard" text:outline-level="1"><text:span text:style-name="T17">Notes: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h text:style-name="P22" text:outline-level="1"><text:span text:style-name="T25">Criteria</text:span></text:h>
          </table:table-cell>
          <table:covered-table-cell/>
          <table:table-cell table:style-name="Table4.A1" office:value-type="string">
            <text:h text:style-name="P22" text:outline-level="1"><text:span text:style-name="T25">Conformance Level </text:span></text:h>
          </table:table-cell>
          <table:table-cell table:style-name="Table4.A1" office:value-type="string">
            <text:h text:style-name="P22" text:outline-level="1"><text:span text:style-name="T25">Remarks and Explanations</text:span></text:h>
          </table:table-cell>
        </table:table-row>
        <table:table-row table:style-name="Table4.2">
          <table:table-cell table:style-name="Table4.A2" office:value-type="string">
            <text:h text:style-name="P11" text:outline-level="1"><text:a xlink:type="simple" xlink:href="http://www.w3.org/TR/WCAG20/#media-equiv-sign" text:style-name="ListLabel_20_40" text:visited-style-name="ListLabel_20_40"><text:span text:style-name="T30">1.2.6 Sign Language (Prerecorded)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2" table:number-columns-spanned="2" office:value-type="string">
            <text:h text:style-name="P11" text:outline-level="1"><text:span text:style-name="T18">Web</text:span><text:span text:style-name="T17">: </text:span>Not Applicable</text:h>
          </table:table-cell>
          <table:covered-table-cell/>
          <table:table-cell table:style-name="Table4.D2" office:value-type="string">
            <text:h text:style-name="P11" text:outline-level="1"><text:span text:style-name="T36">Web</text:span>: Not Applicable</text:h>
          </table:table-cell>
        </table:table-row>
        <table:table-row table:style-name="Table4.2">
          <table:table-cell table:style-name="Table4.A3" office:value-type="string">
            <text:h text:style-name="P11" text:outline-level="1"><text:a xlink:type="simple" xlink:href="http://www.w3.org/TR/WCAG20/#media-equiv-extended-ad" text:style-name="ListLabel_20_40" text:visited-style-name="ListLabel_20_40"><text:span text:style-name="T30">1.2.7 Extended Audio Description (Prerecorded)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3" table:number-columns-spanned="2" office:value-type="string">
            <text:h text:style-name="P11" text:outline-level="1"><text:span text:style-name="T36">Web</text:span>: Not Applicable</text:h>
          </table:table-cell>
          <table:covered-table-cell/>
          <table:table-cell table:style-name="Table4.D3" office:value-type="string">
            <text:h text:style-name="P11" text:outline-level="1"><text:span text:style-name="T36">Web</text:span>: Not Applicable</text:h>
          </table:table-cell>
        </table:table-row>
        <table:table-row table:style-name="Table4.2">
          <table:table-cell table:style-name="Table4.A4" office:value-type="string">
            <text:h text:style-name="P11" text:outline-level="1"><text:a xlink:type="simple" xlink:href="http://www.w3.org/TR/WCAG20/#media-equiv-text-doc" text:style-name="ListLabel_20_40" text:visited-style-name="ListLabel_20_40"><text:span text:style-name="T30">1.2.8 Media Alternative (Prerecorded)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4" table:number-columns-spanned="2" office:value-type="string">
            <text:h text:style-name="P11" text:outline-level="1"><text:span text:style-name="T36">Web</text:span>: Not Applicable</text:h>
          </table:table-cell>
          <table:covered-table-cell/>
          <table:table-cell table:style-name="Table4.D4" office:value-type="string">
            <text:h text:style-name="P11" text:outline-level="1"><text:span text:style-name="T36">Web</text:span>: Not Applicable</text:h>
          </table:table-cell>
        </table:table-row>
        <table:table-row table:style-name="Table4.2">
          <table:table-cell table:style-name="Table4.A5" office:value-type="string">
            <text:h text:style-name="P11" text:outline-level="1"><text:a xlink:type="simple" xlink:href="http://www.w3.org/TR/WCAG20/#media-equiv-live-audio-only" text:style-name="ListLabel_20_40" text:visited-style-name="ListLabel_20_40"><text:span text:style-name="T30">1.2.9 Audio-only (Live)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5" table:number-columns-spanned="2" office:value-type="string">
            <text:h text:style-name="P11" text:outline-level="1"><text:span text:style-name="T36">Web</text:span>: Not Applicable</text:h>
          </table:table-cell>
          <table:covered-table-cell/>
          <table:table-cell table:style-name="Table4.D5" office:value-type="string">
            <text:h text:style-name="P11" text:outline-level="1"><text:span text:style-name="T36">Web</text:span>: Not Applicable</text:h>
          </table:table-cell>
        </table:table-row>
        <table:table-row table:style-name="Table4.2">
          <table:table-cell table:style-name="Table4.A6" office:value-type="string">
            <text:h text:style-name="P11" text:outline-level="1"><text:a xlink:type="simple" xlink:href="http://www.w3.org/TR/WCAG20/#visual-audio-contrast7" text:style-name="ListLabel_20_40" text:visited-style-name="ListLabel_20_40"><text:span text:style-name="T30">1.4.6 Contrast (Enhanced</text:span></text:a><text:span text:style-name="T17">)</text:span><text:span text:style-name="T18"> </text:span><text:span text:style-name="T17"><text:s/>(Level AAA)</text:span></text:h>
            <text:h text:style-name="P24" text:outline-level="1"><text:span text:style-name="T17">Revised Section 508 – Does not apply</text:span></text:h>
          </table:table-cell>
          <table:table-cell table:style-name="Table4.B6" table:number-columns-spanned="2" office:value-type="string">
            <text:h text:style-name="P11" text:outline-level="1"><text:span text:style-name="T18">Web</text:span><text:span text:style-name="T17">: Supports</text:span></text:h>
          </table:table-cell>
          <table:covered-table-cell/>
          <table:table-cell table:style-name="Table4.D6" office:value-type="string">
            <text:h text:style-name="P11" text:outline-level="1"><text:span text:style-name="T36">Web</text:span>: <text:span text:style-name="T17">A front</text:span>-end and back-end theme could be configured to allow this to comply. </text:h>
          </table:table-cell>
        </table:table-row>
        <table:table-row table:style-name="Table4.2">
          <table:table-cell table:style-name="Table4.A7" office:value-type="string">
            <text:h text:style-name="P11" text:outline-level="1"><text:a xlink:type="simple" xlink:href="http://www.w3.org/TR/WCAG20/#visual-audio-contrast-noaudio" text:style-name="ListLabel_20_40" text:visited-style-name="ListLabel_20_40"><text:span text:style-name="T30">1.4.7 Low or No Background Audio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7" table:number-columns-spanned="2" office:value-type="string">
            <text:h text:style-name="P11" text:outline-level="1"><text:span text:style-name="T36">Web</text:span>: Not Applicable</text:h>
          </table:table-cell>
          <table:covered-table-cell/>
          <table:table-cell table:style-name="Table4.D7" office:value-type="string">
            <text:h text:style-name="P11" text:outline-level="1"><text:span text:style-name="T36">Web</text:span>: Not Applicable</text:h>
          </table:table-cell>
        </table:table-row>
        <text:soft-page-break/>
        <table:table-row table:style-name="Table4.2">
          <table:table-cell table:style-name="Table4.A8" office:value-type="string">
            <text:h text:style-name="P11" text:outline-level="1"><text:a xlink:type="simple" xlink:href="http://www.w3.org/TR/WCAG20/#visual-audio-contrast-visual-presentation" text:style-name="ListLabel_20_40" text:visited-style-name="ListLabel_20_40"><text:span text:style-name="T30">1.4.8 Visual Presentation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8" table:number-columns-spanned="2" office:value-type="string">
            <text:h text:style-name="P11" text:outline-level="1"><text:span text:style-name="T36">Web</text:span>: Not Applicable</text:h>
          </table:table-cell>
          <table:covered-table-cell/>
          <table:table-cell table:style-name="Table4.D8" office:value-type="string">
            <text:h text:style-name="P11" text:outline-level="1"><text:span text:style-name="T36">Web</text:span>: Not Applicable</text:h>
          </table:table-cell>
        </table:table-row>
        <table:table-row table:style-name="Table4.2">
          <table:table-cell table:style-name="Table4.A9" office:value-type="string">
            <text:h text:style-name="P11" text:outline-level="1"><text:a xlink:type="simple" xlink:href="http://www.w3.org/TR/WCAG20/#http://www.w3.org/TR/WCAG20/" text:style-name="ListLabel_20_40" text:visited-style-name="ListLabel_20_40"><text:span text:style-name="T30">1.4.9 Images of Text (No Exception)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9" table:number-columns-spanned="2" office:value-type="string">
            <text:h text:style-name="P11" text:outline-level="1"><text:span text:style-name="T36">Web</text:span>: Supports</text:h>
          </table:table-cell>
          <table:covered-table-cell/>
          <table:table-cell table:style-name="Table4.D9" office:value-type="string">
            <text:h text:style-name="P11" text:outline-level="1"><text:span text:style-name="T36">Web</text:span>: Text images are all supplied by the author.</text:h>
          </table:table-cell>
        </table:table-row>
        <table:table-row table:style-name="Table4.2">
          <table:table-cell table:style-name="Table4.A10" office:value-type="string">
            <text:h text:style-name="P11" text:outline-level="1"><text:a xlink:type="simple" xlink:href="http://www.w3.org/TR/WCAG20/#keyboard-operation-all-funcs" text:style-name="ListLabel_20_40" text:visited-style-name="ListLabel_20_40"><text:span text:style-name="T30">2.1.3 Keyboard (No Exception)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10" table:number-columns-spanned="2" office:value-type="string">
            <text:h text:style-name="P11" text:outline-level="1"><text:span text:style-name="T18">Web</text:span><text:span text:style-name="T17">:</text:span> Supports</text:h>
          </table:table-cell>
          <table:covered-table-cell/>
          <table:table-cell table:style-name="Table4.D10" office:value-type="string">
            <text:h text:style-name="P11" text:outline-level="1"><text:span text:style-name="T36">Web</text:span>: The web front-end is not a barrier to keyboard only users. </text:h>
          </table:table-cell>
        </table:table-row>
        <table:table-row table:style-name="Table4.2">
          <table:table-cell table:style-name="Table4.A11" office:value-type="string">
            <text:h text:style-name="P11" text:outline-level="1"><text:a xlink:type="simple" xlink:href="http://www.w3.org/TR/WCAG20/#time-limits-no-exceptions" text:style-name="ListLabel_20_40" text:visited-style-name="ListLabel_20_40"><text:span text:style-name="T30">2.2.3 No Timing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11" table:number-columns-spanned="2" office:value-type="string">
            <text:h text:style-name="P11" text:outline-level="1"><text:span text:style-name="T36">Web</text:span>: Supports</text:h>
          </table:table-cell>
          <table:covered-table-cell/>
          <table:table-cell table:style-name="Table4.D11" office:value-type="string">
            <text:h text:style-name="P11" text:outline-level="1"><text:span text:style-name="T36">Web</text:span>: There are no timeouts in Drupal Core that would affect people with disabilities.</text:h>
          </table:table-cell>
        </table:table-row>
        <table:table-row table:style-name="Table4.2">
          <table:table-cell table:style-name="Table4.A12" office:value-type="string">
            <text:h text:style-name="P11" text:outline-level="1"><text:a xlink:type="simple" xlink:href="http://www.w3.org/TR/WCAG20/#time-limits-postponed" text:style-name="ListLabel_20_40" text:visited-style-name="ListLabel_20_40"><text:span text:style-name="T30">2.2.4 Interruptions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12" table:number-columns-spanned="2" office:value-type="string">
            <text:h text:style-name="P11" text:outline-level="1"><text:span text:style-name="T36">Web</text:span>: Not Applicable</text:h>
          </table:table-cell>
          <table:covered-table-cell/>
          <table:table-cell table:style-name="Table4.D12" office:value-type="string">
            <text:h text:style-name="P11" text:outline-level="1"><text:span text:style-name="T36">Web</text:span>: Not Applicable</text:h>
          </table:table-cell>
        </table:table-row>
        <table:table-row table:style-name="Table4.2">
          <table:table-cell table:style-name="Table4.A13" office:value-type="string">
            <text:h text:style-name="P11" text:outline-level="1"><text:a xlink:type="simple" xlink:href="http://www.w3.org/TR/WCAG20/#time-limits-server-timeout" text:style-name="ListLabel_20_40" text:visited-style-name="ListLabel_20_40"><text:span text:style-name="T30">2.2.5 Re-authenticating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13" table:number-columns-spanned="2" office:value-type="string">
            <text:h text:style-name="P11" text:outline-level="1"><text:span text:style-name="T36">Web</text:span>: Not Applicable</text:h>
          </table:table-cell>
          <table:covered-table-cell/>
          <table:table-cell table:style-name="Table4.D13" office:value-type="string">
            <text:h text:style-name="P11" text:outline-level="1"><text:span text:style-name="T36">Web</text:span>: Not Applicable</text:h>
          </table:table-cell>
        </table:table-row>
        <table:table-row table:style-name="Table4.2">
          <table:table-cell table:style-name="Table4.A14" office:value-type="string">
            <text:h text:style-name="P11" text:outline-level="1"><text:a xlink:type="simple" xlink:href="http://www.w3.org/TR/WCAG20/#seizure-three-times" text:style-name="ListLabel_20_40" text:visited-style-name="ListLabel_20_40"><text:span text:style-name="T30">2.3.2 Three Flashes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14" table:number-columns-spanned="2" office:value-type="string">
            <text:h text:style-name="P11" text:outline-level="1"><text:span text:style-name="T36">Web</text:span>: Supports</text:h>
          </table:table-cell>
          <table:covered-table-cell/>
          <table:table-cell table:style-name="Table4.D14" office:value-type="string">
            <text:h text:style-name="P11" text:outline-level="1"><text:span text:style-name="T36">Web</text:span>: There is no flashing content.</text:h>
          </table:table-cell>
        </table:table-row>
        <text:soft-page-break/>
        <table:table-row table:style-name="Table4.2">
          <table:table-cell table:style-name="Table4.A15" office:value-type="string">
            <text:h text:style-name="P11" text:outline-level="1"><text:a xlink:type="simple" xlink:href="http://www.w3.org/TR/WCAG20/#navigation-mechanisms-location" text:style-name="ListLabel_20_40" text:visited-style-name="ListLabel_20_40"><text:span text:style-name="T30">2.4.8 Location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15" table:number-columns-spanned="2" office:value-type="string">
            <text:h text:style-name="P11" text:outline-level="1"><text:span text:style-name="T36">Web</text:span>: Supports</text:h>
          </table:table-cell>
          <table:covered-table-cell/>
          <table:table-cell table:style-name="Table4.D15" office:value-type="string">
            <text:h text:style-name="P11" text:outline-level="1"><text:span text:style-name="T36">Web</text:span>: Breadcrumbs are available and sitemap modules can be added to provide additional means for navigation. </text:h>
          </table:table-cell>
        </table:table-row>
        <table:table-row table:style-name="Table4.2">
          <table:table-cell table:style-name="Table4.A16" office:value-type="string">
            <text:h text:style-name="P11" text:outline-level="1"><text:a xlink:type="simple" xlink:href="http://www.w3.org/TR/WCAG20/#navigation-mechanisms-link" text:style-name="ListLabel_20_40" text:visited-style-name="ListLabel_20_40"><text:span text:style-name="T30">2.4.9 Link Purpose (Link Only)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16" table:number-columns-spanned="2" office:value-type="string">
            <text:h text:style-name="P11" text:outline-level="1"><text:span text:style-name="T36">Web</text:span>: Supports</text:h>
          </table:table-cell>
          <table:covered-table-cell/>
          <table:table-cell table:style-name="Table4.D16" office:value-type="string">
            <text:h text:style-name="P11" text:outline-level="1"><text:span text:style-name="T36">Web</text:span>: Link text is provided with related information for assistive technology. </text:h>
          </table:table-cell>
        </table:table-row>
        <table:table-row table:style-name="Table4.2">
          <table:table-cell table:style-name="Table4.A17" office:value-type="string">
            <text:h text:style-name="P11" text:outline-level="1"><text:a xlink:type="simple" xlink:href="http://www.w3.org/TR/WCAG20/#navigation-mechanisms-headings" text:style-name="ListLabel_20_40" text:visited-style-name="ListLabel_20_40"><text:span text:style-name="T30">2.4.10 Section Headings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17" table:number-columns-spanned="2" office:value-type="string">
            <text:h text:style-name="P11" text:outline-level="1"><text:span text:style-name="T18">Web</text:span><text:span text:style-name="T17">:</text:span> Supports</text:h>
          </table:table-cell>
          <table:covered-table-cell/>
          <table:table-cell table:style-name="Table4.D17" office:value-type="string">
            <text:h text:style-name="P11" text:outline-level="1"><text:span text:style-name="T36">Web</text:span>: Drupal provides heading elements at the beginning of each section of content.</text:h>
          </table:table-cell>
        </table:table-row>
        <table:table-row table:style-name="Table4.2">
          <table:table-cell table:style-name="Table4.A18" office:value-type="string">
            <text:h text:style-name="P11" text:outline-level="1"><text:a xlink:type="simple" xlink:href="http://www.w3.org/TR/WCAG20/#meaning-idioms" text:style-name="ListLabel_20_40" text:visited-style-name="ListLabel_20_40"><text:span text:style-name="T30">3.1.3 Unusual Words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18" table:number-columns-spanned="2" office:value-type="string">
            <text:h text:style-name="P11" text:outline-level="1"><text:span text:style-name="T17">Web:</text:span> Not Applicable</text:h>
          </table:table-cell>
          <table:covered-table-cell/>
          <table:table-cell table:style-name="Table4.D18" office:value-type="string">
            <text:h text:style-name="P11" text:outline-level="1"><text:span text:style-name="T36">Web</text:span>: Not Applicable</text:h>
          </table:table-cell>
        </table:table-row>
        <table:table-row table:style-name="Table4.2">
          <table:table-cell table:style-name="Table4.A19" office:value-type="string">
            <text:h text:style-name="P11" text:outline-level="1"><text:a xlink:type="simple" xlink:href="http://www.w3.org/TR/WCAG20/#meaning-located" text:style-name="ListLabel_20_40" text:visited-style-name="ListLabel_20_40"><text:span text:style-name="T30">3.1.4 Abbreviations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19" table:number-columns-spanned="2" office:value-type="string">
            <text:h text:style-name="P11" text:outline-level="1"><text:span text:style-name="T17">Web:</text:span> Not Applicable</text:h>
          </table:table-cell>
          <table:covered-table-cell/>
          <table:table-cell table:style-name="Table4.D19" office:value-type="string">
            <text:h text:style-name="P11" text:outline-level="1"><text:span text:style-name="T36">Web</text:span>: Not Applicable</text:h>
          </table:table-cell>
        </table:table-row>
        <table:table-row table:style-name="Table4.2">
          <table:table-cell table:style-name="Table4.A20" office:value-type="string">
            <text:h text:style-name="P11" text:outline-level="1"><text:a xlink:type="simple" xlink:href="http://www.w3.org/TR/WCAG20/#meaning-supplements" text:style-name="ListLabel_20_40" text:visited-style-name="ListLabel_20_40"><text:span text:style-name="T30">3.1.5 Reading Level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20" table:number-columns-spanned="2" office:value-type="string">
            <text:h text:style-name="P11" text:outline-level="1"><text:span text:style-name="T17">Web:</text:span> Not Applicable</text:h>
          </table:table-cell>
          <table:covered-table-cell/>
          <table:table-cell table:style-name="Table4.D20" office:value-type="string">
            <text:h text:style-name="P11" text:outline-level="1"><text:span text:style-name="T36">Web</text:span>: Not Applicable</text:h>
          </table:table-cell>
        </table:table-row>
        <table:table-row table:style-name="Table4.2">
          <table:table-cell table:style-name="Table4.A21" office:value-type="string">
            <text:h text:style-name="P11" text:outline-level="1"><text:a xlink:type="simple" xlink:href="http://www.w3.org/TR/WCAG20/#meaning-pronunciation" text:style-name="ListLabel_20_40" text:visited-style-name="ListLabel_20_40"><text:span text:style-name="T30">3.1.6 Pronunciation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21" table:number-columns-spanned="2" office:value-type="string">
            <text:h text:style-name="P11" text:outline-level="1"><text:span text:style-name="T17">Web:</text:span> Not Applicable</text:h>
          </table:table-cell>
          <table:covered-table-cell/>
          <table:table-cell table:style-name="Table4.D21" office:value-type="string">
            <text:h text:style-name="P11" text:outline-level="1"><text:span text:style-name="T36">Web</text:span>: Not Applicable</text:h>
          </table:table-cell>
        </table:table-row>
        <text:soft-page-break/>
        <table:table-row table:style-name="Table4.2">
          <table:table-cell table:style-name="Table4.A22" office:value-type="string">
            <text:h text:style-name="P11" text:outline-level="1"><text:a xlink:type="simple" xlink:href="http://www.w3.org/TR/WCAG20/#consistent-behavior-no-extreme-changes-context" text:style-name="ListLabel_20_40" text:visited-style-name="ListLabel_20_40"><text:span text:style-name="T30">3.2.5 Change on Request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22" table:number-columns-spanned="2" office:value-type="string">
            <text:h text:style-name="P11" text:outline-level="1"><text:span text:style-name="T17">Web:</text:span> Not Applicable</text:h>
          </table:table-cell>
          <table:covered-table-cell/>
          <table:table-cell table:style-name="Table4.D22" office:value-type="string">
            <text:h text:style-name="P11" text:outline-level="1"><text:span text:style-name="T36">Web</text:span>: Not Applicable</text:h>
          </table:table-cell>
        </table:table-row>
        <table:table-row table:style-name="Table4.2">
          <table:table-cell table:style-name="Table4.A23" office:value-type="string">
            <text:h text:style-name="P11" text:outline-level="1"><text:a xlink:type="simple" xlink:href="http://www.w3.org/TR/WCAG20/#minimize-error-context-help" text:style-name="ListLabel_20_40" text:visited-style-name="ListLabel_20_40"><text:span text:style-name="T30">3.3.5 Help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23" table:number-columns-spanned="2" office:value-type="string">
            <text:h text:style-name="P11" text:outline-level="1"><text:span text:style-name="T17">Web: </text:span>Not Applicable</text:h>
          </table:table-cell>
          <table:covered-table-cell/>
          <table:table-cell table:style-name="Table4.D23" office:value-type="string">
            <text:h text:style-name="P11" text:outline-level="1"><text:span text:style-name="T36">Web</text:span>: Not Applicable</text:h>
          </table:table-cell>
        </table:table-row>
        <table:table-row table:style-name="Table4.2">
          <table:table-cell table:style-name="Table4.A24" office:value-type="string">
            <text:h text:style-name="P11" text:outline-level="1"><text:a xlink:type="simple" xlink:href="http://www.w3.org/TR/WCAG20/#minimize-error-reversible-all" text:style-name="ListLabel_20_40" text:visited-style-name="ListLabel_20_40"><text:span text:style-name="T30">3.3.6 Error Prevention (All)</text:span></text:a><text:span text:style-name="T17"> (Level AAA)</text:span></text:h>
            <text:h text:style-name="P24" text:outline-level="1"><text:span text:style-name="T17">Revised Section 508 – Does not apply</text:span></text:h>
          </table:table-cell>
          <table:table-cell table:style-name="Table4.B24" table:number-columns-spanned="2" office:value-type="string">
            <text:h text:style-name="P11" text:outline-level="1"><text:span text:style-name="T17">Web: </text:span>Not Applicable</text:h>
          </table:table-cell>
          <table:covered-table-cell/>
          <table:table-cell table:style-name="Table4.D24" office:value-type="string">
            <text:h text:style-name="P11" text:outline-level="1"><text:span text:style-name="T36">Web</text:span>: Not Applicable</text:h>
          </table:table-cell>
        </table:table-row>
      </table:table>
      <text:h text:style-name="P14" text:outline-level="1"><text:bookmark text:name="_heading=h.qsh70q"/></text:h>
      <text:h text:style-name="P31" text:outline-level="2"><text:bookmark text:name="_heading=h.3as4poj"/><text:span text:style-name="T18">Revised Section 508 Report</text:span></text:h>
      <text:h text:style-name="Standard" text:outline-level="1"><text:bookmark text:name="_heading=h.1pxezwc"/><text:span text:style-name="T17">Notes:</text:span></text:h>
      <text:h text:style-name="Heading_20_3" text:outline-level="3"><text:bookmark text:name="_heading=h.49x2ik5"/><text:span text:style-name="T18">Chapter 3: </text:span><text:a xlink:type="simple" xlink:href="https://www.access-board.gov/guidelines-and-standards/communications-and-it/about-the-ict-refresh/final-rule/text-of-the-standards-and-guidelines#302-functional-performance-criteria" text:style-name="ListLabel_20_40" text:visited-style-name="ListLabel_20_40"><text:span text:style-name="T30">Functional Performance Criteria</text:span></text:a><text:span text:style-name="T18"> (FPC)</text:span></text:h>
      <text:h text:style-name="Standard" text:outline-level="1"><text:span text:style-name="T17">Notes: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h text:style-name="P22" text:outline-level="1"><text:span text:style-name="T23">Criteria</text:span></text:h>
          </table:table-cell>
          <table:table-cell table:style-name="Table5.A1" office:value-type="string">
            <text:h text:style-name="P22" text:outline-level="1"><text:span text:style-name="T23">Conformance Level </text:span></text:h>
          </table:table-cell>
          <table:table-cell table:style-name="Table5.A1" office:value-type="string">
            <text:h text:style-name="P22" text:outline-level="1"><text:span text:style-name="T23">Remarks and Explanations</text:span></text:h>
          </table:table-cell>
        </table:table-row>
        <table:table-row table:style-name="Table5.1">
          <table:table-cell table:style-name="Table5.A2" office:value-type="string">
            <text:h text:style-name="P21" text:outline-level="1"><text:span text:style-name="T17">302.1</text:span><text:span text:style-name="T18"> </text:span><text:span text:style-name="T17">Without Vision</text:span></text:h>
          </table:table-cell>
          <table:table-cell table:style-name="Table5.B2" office:value-type="string">
            <text:h text:style-name="P27" text:outline-level="1">Supports</text:h>
          </table:table-cell>
          <table:table-cell table:style-name="Table5.C2" office:value-type="string">
            <text:h text:style-name="P21" text:outline-level="1">Testing has been done with JAWS, NVDA and VoiceOver</text:h>
          </table:table-cell>
        </table:table-row>
        <table:table-row table:style-name="Table5.1">
          <table:table-cell table:style-name="Table5.A3" office:value-type="string">
            <text:h text:style-name="P21" text:outline-level="1"><text:span text:style-name="T17">302.2 With Limited Vision</text:span></text:h>
          </table:table-cell>
          <table:table-cell table:style-name="Table5.B3" office:value-type="string">
            <text:h text:style-name="P27" text:outline-level="1">Supports</text:h>
          </table:table-cell>
          <table:table-cell table:style-name="Table5.C3" office:value-type="string">
            <text:h text:style-name="P21" text:outline-level="1">Testing has been done with browser zoom and ZoomText.</text:h>
          </table:table-cell>
        </table:table-row>
        <table:table-row table:style-name="Table5.1">
          <table:table-cell table:style-name="Table5.A4" office:value-type="string">
            <text:h text:style-name="P21" text:outline-level="1"><text:span text:style-name="T17">302.3</text:span><text:span text:style-name="T18"> </text:span><text:span text:style-name="T17">Without Perception of Color</text:span></text:h>
          </table:table-cell>
          <table:table-cell table:style-name="Table5.B4" office:value-type="string">
            <text:h text:style-name="P27" text:outline-level="1">Supports</text:h>
          </table:table-cell>
          <table:table-cell table:style-name="Table5.C4" office:value-type="string">
            <text:h text:style-name="P21" text:outline-level="1">The interface has been reviewed for use of color. </text:h>
          </table:table-cell>
        </table:table-row>
        <table:table-row table:style-name="Table5.1">
          <table:table-cell table:style-name="Table5.A5" office:value-type="string">
            <text:h text:style-name="P21" text:outline-level="1"><text:span text:style-name="T17">302.4</text:span><text:span text:style-name="T18"> </text:span><text:span text:style-name="T17">Without Hearing</text:span></text:h>
          </table:table-cell>
          <table:table-cell table:style-name="Table5.B5" office:value-type="string">
            <text:h text:style-name="P27" text:outline-level="1">Not Applicable</text:h>
          </table:table-cell>
          <table:table-cell table:style-name="Table5.C5" office:value-type="string">
            <text:h text:style-name="P23" text:outline-level="1"/>
          </table:table-cell>
        </table:table-row>
        <table:table-row table:style-name="Table5.1">
          <table:table-cell table:style-name="Table5.A6" office:value-type="string">
            <text:h text:style-name="P21" text:outline-level="1"><text:span text:style-name="T17">302.5</text:span><text:span text:style-name="T18"> </text:span><text:span text:style-name="T17">With Limited Hearing</text:span></text:h>
          </table:table-cell>
          <table:table-cell table:style-name="Table5.B6" office:value-type="string">
            <text:h text:style-name="P27" text:outline-level="1">Not Applicable</text:h>
          </table:table-cell>
          <table:table-cell table:style-name="Table5.C6" office:value-type="string">
            <text:h text:style-name="P23" text:outline-level="1"/>
          </table:table-cell>
        </table:table-row>
        <table:table-row table:style-name="Table5.1">
          <table:table-cell table:style-name="Table5.A7" office:value-type="string">
            <text:h text:style-name="P21" text:outline-level="1"><text:span text:style-name="T17">302.6</text:span><text:span text:style-name="T18"> </text:span><text:span text:style-name="T17">Without Speech</text:span></text:h>
          </table:table-cell>
          <table:table-cell table:style-name="Table5.B7" office:value-type="string">
            <text:h text:style-name="P27" text:outline-level="1">Not Applicable</text:h>
          </table:table-cell>
          <table:table-cell table:style-name="Table5.C7" office:value-type="string">
            <text:h text:style-name="P23" text:outline-level="1"/>
          </table:table-cell>
        </table:table-row>
        <table:table-row table:style-name="Table5.1">
          <table:table-cell table:style-name="Table5.A8" office:value-type="string">
            <text:h text:style-name="P21" text:outline-level="1"><text:span text:style-name="T17">302.7</text:span><text:span text:style-name="T18"> </text:span><text:span text:style-name="T17">With Limited Manipulation</text:span></text:h>
          </table:table-cell>
          <table:table-cell table:style-name="Table5.B8" office:value-type="string">
            <text:h text:style-name="P21" text:outline-level="1">Supports</text:h>
          </table:table-cell>
          <table:table-cell table:style-name="Table5.C8" office:value-type="string">
            <text:h text:style-name="P21" text:outline-level="1">Drupal’s interface does not restrict users with limited manipulation. </text:h>
          </table:table-cell>
        </table:table-row>
        <table:table-row table:style-name="Table5.1">
          <table:table-cell table:style-name="Table5.A9" office:value-type="string">
            <text:h text:style-name="P21" text:outline-level="1"><text:span text:style-name="T17">302.8</text:span><text:span text:style-name="T18"> </text:span><text:span text:style-name="T17">With Limited Reach and Strength</text:span></text:h>
          </table:table-cell>
          <table:table-cell table:style-name="Table5.B9" office:value-type="string">
            <text:h text:style-name="P27" text:outline-level="1">Supports</text:h>
          </table:table-cell>
          <table:table-cell table:style-name="Table5.C9" office:value-type="string">
            <text:h text:style-name="P27" text:outline-level="1">Drupal’s interface does not restrict users with limited reach or strength.</text:h>
          </table:table-cell>
        </table:table-row>
        <table:table-row table:style-name="Table5.1">
          <table:table-cell table:style-name="Table5.A10" office:value-type="string">
            <text:h text:style-name="P21" text:outline-level="1"><text:span text:style-name="T17">302.9</text:span><text:span text:style-name="T18"> </text:span><text:span text:style-name="T17">With Limited Language, Cognitive, and Learning Abilities</text:span></text:h>
          </table:table-cell>
          <table:table-cell table:style-name="Table5.B10" office:value-type="string">
            <text:h text:style-name="P27" text:outline-level="1">Not Applicable</text:h>
          </table:table-cell>
          <table:table-cell table:style-name="Table5.C10" office:value-type="string">
            <text:h text:style-name="P23" text:outline-level="1"/>
          </table:table-cell>
        </table:table-row>
      </table:table>
      <text:h text:style-name="Heading_20_3" text:outline-level="3"><text:bookmark text:name="_heading=h.2p2csry"/><text:span text:style-name="T18">Chapter 4: </text:span><text:a xlink:type="simple" xlink:href="https://www.access-board.gov/guidelines-and-standards/communications-and-it/about-the-ict-refresh/final-rule/text-of-the-standards-and-guidelines#401-general" text:style-name="ListLabel_20_40" text:visited-style-name="ListLabel_20_40"><text:span text:style-name="T30">Hardware</text:span></text:a></text:h>
      <text:h text:style-name="Standard" text:outline-level="1"><text:span text:style-name="T17">Notes: </text:span>Drupal is a web application. Hardware accessibility criteria is not applicable. </text:h>
      <text:h text:style-name="Heading_20_3" text:outline-level="3"><text:bookmark text:name="_heading=h.147n2zr"/><text:span text:style-name="T18">Chapter 5: </text:span><text:a xlink:type="simple" xlink:href="https://www.access-board.gov/guidelines-and-standards/communications-and-it/about-the-ict-refresh/final-rule/text-of-the-standards-and-guidelines#501-general" text:style-name="ListLabel_20_40" text:visited-style-name="ListLabel_20_40"><text:span text:style-name="T30">Software</text:span></text:a></text:h>
      <text:h text:style-name="Standard" text:outline-level="1"><text:span text:style-name="T17">Notes: </text:span>Drupal is a web application.</text:h>
      <text:h text:style-name="Heading_20_3" text:outline-level="3"><text:bookmark text:name="_heading=h.3o7alnk"/><text:span text:style-name="T18">Chapter 6: </text:span><text:a xlink:type="simple" xlink:href="https://www.access-board.gov/guidelines-and-standards/communications-and-it/about-the-ict-refresh/final-rule/text-of-the-standards-and-guidelines#601-general" text:style-name="ListLabel_20_40" text:visited-style-name="ListLabel_20_40"><text:span text:style-name="T30">Support Documentation and Services</text:span></text:a></text:h>
      <text:h text:style-name="Standard" text:outline-level="1"><text:span text:style-name="T17">Notes:</text:span></text:h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h text:style-name="P22" text:outline-level="1"><text:span text:style-name="T23">Criteria</text:span></text:h>
          </table:table-cell>
          <table:table-cell table:style-name="Table6.A1" office:value-type="string">
            <text:h text:style-name="P22" text:outline-level="1"><text:span text:style-name="T23">Conformance Level </text:span></text:h>
          </table:table-cell>
          <table:table-cell table:style-name="Table6.A1" office:value-type="string">
            <text:h text:style-name="P22" text:outline-level="1"><text:span text:style-name="T23">Remarks and Explanations</text:span></text:h>
          </table:table-cell>
        </table:table-row>
        <table:table-row table:style-name="Table6.1">
          <table:table-cell table:style-name="Table6.A2" office:value-type="string">
            <text:h text:style-name="P21" text:outline-level="1"><text:span text:style-name="T27">601.1 Scope</text:span></text:h>
          </table:table-cell>
          <table:table-cell table:style-name="Table6.A2" office:value-type="string">
            <text:h text:style-name="P21" text:outline-level="1"><text:span text:style-name="T17">Heading cell – no response required</text:span></text:h>
          </table:table-cell>
          <table:table-cell table:style-name="Table6.A2" office:value-type="string">
            <text:h text:style-name="P21" text:outline-level="1"><text:span text:style-name="T17">Heading cell – no response required</text:span></text:h>
          </table:table-cell>
        </table:table-row>
        <table:table-row table:style-name="Table6.1">
          <table:table-cell table:style-name="Table6.A2" office:value-type="string">
            <text:h text:style-name="P21" text:outline-level="1"><text:a xlink:type="simple" xlink:href="https://www.access-board.gov/guidelines-and-standards/communications-and-it/about-the-ict-refresh/final-rule/text-of-the-standards-and-guidelines#602-support-documentation" text:style-name="ListLabel_20_43" text:visited-style-name="ListLabel_20_43"><text:span text:style-name="T32">602 Support Documentation</text:span></text:a></text:h>
          </table:table-cell>
          <table:table-cell table:style-name="Table6.A2" office:value-type="string">
            <text:h text:style-name="P21" text:outline-level="1"><text:span text:style-name="T17">Heading cell – no response required</text:span></text:h>
          </table:table-cell>
          <table:table-cell table:style-name="Table6.A2" office:value-type="string">
            <text:h text:style-name="P21" text:outline-level="1"><text:span text:style-name="T17">Heading cell – no response required</text:span></text:h>
          </table:table-cell>
        </table:table-row>
        <table:table-row table:style-name="Table6.1">
          <table:table-cell table:style-name="Table6.A4" office:value-type="string">
            <text:h text:style-name="P21" text:outline-level="1"><text:span text:style-name="T17">602.2 Accessibility and Compatibility Features</text:span></text:h>
          </table:table-cell>
          <table:table-cell table:style-name="Table6.B4" office:value-type="string">
            <text:h text:style-name="P21" text:outline-level="1">Supports</text:h>
          </table:table-cell>
          <table:table-cell table:style-name="Table6.C4" office:value-type="string">
            <text:h text:style-name="P21" text:outline-level="1">Documentation is hosted on Drupal.org which works to support WCAG 2.1 AA compliance.</text:h>
          </table:table-cell>
        </table:table-row>
        <table:table-row table:style-name="Table6.1">
          <table:table-cell table:style-name="Table6.A5" office:value-type="string">
            <text:h text:style-name="P21" text:outline-level="1"><text:span text:style-name="T17">602.3 Electronic Support Documentation</text:span></text:h>
          </table:table-cell>
          <table:table-cell table:style-name="Table6.B5" office:value-type="string">
            <text:h text:style-name="P21" text:outline-level="1"><text:span text:style-name="T17">See </text:span><text:a xlink:type="simple" xlink:href="#bookmark=id.ihv636" text:style-name="ListLabel_20_38" text:visited-style-name="ListLabel_20_38"><text:span text:style-name="T29">WCAG 2.0</text:span></text:a><text:span text:style-name="T17"> section</text:span></text:h>
          </table:table-cell>
          <table:table-cell table:style-name="Table6.A2" office:value-type="string">
            <text:h text:style-name="P21" text:outline-level="1"><text:span text:style-name="T17">See information in WCAG 2.0 section</text:span></text:h>
          </table:table-cell>
        </table:table-row>
        <table:table-row table:style-name="Table6.1">
          <table:table-cell table:style-name="Table6.A6" office:value-type="string">
            <text:h text:style-name="P21" text:outline-level="1"><text:span text:style-name="T17">602.4 Alternate Formats for Non-Electronic Support Documentation</text:span></text:h>
          </table:table-cell>
          <table:table-cell table:style-name="Table6.B6" office:value-type="string">
            <text:h text:style-name="P21" text:outline-level="1">Not Applicable</text:h>
          </table:table-cell>
          <table:table-cell table:style-name="Table6.C6" office:value-type="string">
            <text:h text:style-name="P21" text:outline-level="1">Not Applicable</text:h>
          </table:table-cell>
        </table:table-row>
        <table:table-row table:style-name="Table6.1">
          <table:table-cell table:style-name="Table6.A2" office:value-type="string">
            <text:h text:style-name="P21" text:outline-level="1"><text:a xlink:type="simple" xlink:href="https://www.access-board.gov/guidelines-and-standards/communications-and-it/about-the-ict-refresh/final-rule/text-of-the-standards-and-guidelines#603-support-services" text:style-name="ListLabel_20_43" text:visited-style-name="ListLabel_20_43"><text:span text:style-name="T32">603 Support Services</text:span></text:a></text:h>
          </table:table-cell>
          <table:table-cell table:style-name="Table6.A2" office:value-type="string">
            <text:h text:style-name="P21" text:outline-level="1"><text:span text:style-name="T17">Heading cell – no response required</text:span></text:h>
          </table:table-cell>
          <table:table-cell table:style-name="Table6.A2" office:value-type="string">
            <text:h text:style-name="P21" text:outline-level="1"><text:span text:style-name="T17">Heading cell – no response required</text:span></text:h>
          </table:table-cell>
        </table:table-row>
        <table:table-row table:style-name="Table6.1">
          <table:table-cell table:style-name="Table6.A8" office:value-type="string">
            <text:h text:style-name="P21" text:outline-level="1"><text:span text:style-name="T17">603.2 Information on Accessibility and Compatibility Features</text:span></text:h>
          </table:table-cell>
          <table:table-cell table:style-name="Table6.B8" office:value-type="string">
            <text:h text:style-name="P27" text:outline-level="1">Supports</text:h>
          </table:table-cell>
          <table:table-cell table:style-name="Table6.C8" office:value-type="string">
            <text:h text:style-name="P27" text:outline-level="1">Drupal.org’s accessibility features are documented.</text:h>
          </table:table-cell>
        </table:table-row>
        <table:table-row table:style-name="Table6.1">
          <table:table-cell table:style-name="Table6.A9" office:value-type="string">
            <text:h text:style-name="P21" text:outline-level="1"><text:span text:style-name="T17">603.3 Accommodation of Communication Needs</text:span></text:h>
          </table:table-cell>
          <table:table-cell table:style-name="Table6.B9" office:value-type="string">
            <text:h text:style-name="P27" text:outline-level="1">Not Applicable</text:h>
          </table:table-cell>
          <table:table-cell table:style-name="Table6.C9" office:value-type="string">
            <text:h text:style-name="P27" text:outline-level="1">Not Applicable</text:h>
          </table:table-cell>
        </table:table-row>
      </table:table>
      <text:h text:style-name="P10" text:outline-level="1"><text:bookmark text:name="_heading=h.23ckvvd"/></text:h>
      <text:h text:style-name="P30" text:outline-level="2"><text:span text:style-name="T18">Legal Disclaimer (</text:span>CivicActions<text:span text:style-name="T18">)</text:span></text:h>
      <text:h text:style-name="Standard" text:outline-level="1"><text:span text:style-name="T7">The information herein is provided in good faith based on the analysis of the web application at the time of the review and does not represent a legally-binding claim. Please contact us to report any accessibility errors or conformance claim errors for re-evaluation and correction, if necessary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old1" svg:font-family="'Arial Bold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Grande1" svg:font-family="'Lucida Grande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top" style:writing-mode="lr-tb"/>
      <style:text-properties style:text-position="0% 100%" fo:font-size="11pt" fo:language="en" fo:country="US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default-outline-level="1" style:list-style-name="" style:class="text">
      <style:paragraph-properties fo:margin-top="0.1945in" fo:margin-bottom="0.1945in" loext:contextual-spacing="false" fo:line-height="100%" fo:text-align="center" style:justify-single-word="false" fo:hyphenation-ladder-count="no-limit" style:vertical-align="top"/>
      <style:text-properties style:text-position="0% 100%" style:font-name="Arial" fo:font-family="Arial" style:font-family-generic="roman" style:font-pitch="variable" fo:font-size="18pt" fo:language="und" fo:country="none" fo:font-weight="bold" style:letter-kerning="true" style:text-blinking="false" style:font-name-asian="Times New Roman1" style:font-family-asian="'Times New Roman'" style:font-family-generic-asian="system" style:font-pitch-asian="variable" style:font-size-asian="18pt" style:language-asian="und" style:country-asian="none" style:font-weight-asian="bold" style:font-size-complex="18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Heading_20_2" style:display-name="Heading 2" style:family="paragraph" style:parent-style-name="normal" style:default-outline-level="2" style:list-style-name="" style:class="text">
      <style:paragraph-properties fo:margin-top="0.1945in" fo:margin-bottom="0.1945in" loext:contextual-spacing="false" fo:line-height="100%" fo:hyphenation-ladder-count="no-limit" style:vertical-align="top"/>
      <style:text-properties style:text-position="0% 100%" style:font-name="Arial" fo:font-family="Arial" style:font-family-generic="roman" style:font-pitch="variable" fo:font-size="18pt" fo:language="und" fo:country="none" fo:font-weight="bold" style:text-blinking="false" style:font-name-asian="Times New Roman1" style:font-family-asian="'Times New Roman'" style:font-family-generic-asian="system" style:font-pitch-asian="variable" style:font-size-asian="18pt" style:language-asian="und" style:country-asian="none" style:font-weight-asian="bold" style:font-size-complex="18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1665in" fo:margin-bottom="0.0417in" loext:contextual-spacing="false" fo:line-height="115%" fo:hyphenation-ladder-count="no-limit" fo:keep-with-next="always" style:vertical-align="top"/>
      <style:text-properties style:text-position="0% 100%" style:font-name="Cambria" fo:font-family="Cambria" style:font-family-generic="roman" style:font-pitch="variable" fo:font-size="16pt" fo:language="und" fo:country="none" fo:font-weight="bold" style:text-blinking="false" style:font-name-asian="Times New Roman1" style:font-family-asian="'Times New Roman'" style:font-family-generic-asian="system" style:font-pitch-asian="variable" style:font-size-asian="16pt" style:language-asian="und" style:country-asian="none" style:font-weight-asian="bold" style:font-size-complex="16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39in" fo:margin-bottom="0in" loext:contextual-spacing="false" fo:line-height="115%" fo:keep-together="always" fo:hyphenation-ladder-count="no-limit" fo:keep-with-next="always" style:vertical-align="top"/>
      <style:text-properties fo:color="#000000" style:text-position="0% 100%" style:font-name="Arial" fo:font-family="Arial" style:font-family-generic="roman" style:font-pitch="variable" fo:font-size="16pt" fo:language="und" fo:country="none" fo:font-weight="bold" style:text-blinking="false" style:font-name-asian="Times New Roman1" style:font-family-asian="'Times New Roman'" style:font-family-generic-asian="system" style:font-pitch-asian="variable" style:font-size-asian="16pt" style:language-asian="und" style:country-asian="none" style:font-weight-asian="bold" style:font-size-complex="12pt" style:language-complex="ar" style:country-complex="SA" style:font-style-complex="italic" style:font-weight-complex="bold" style:text-emphasize="none" style:text-scale="100%" fo:hyphenate="false" fo:hyphenation-remain-char-count="2" fo:hyphenation-push-char-count="2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139in" fo:margin-bottom="0in" loext:contextual-spacing="false" fo:line-height="115%" fo:keep-together="always" fo:hyphenation-ladder-count="no-limit" fo:keep-with-next="always" style:vertical-align="top"/>
      <style:text-properties fo:color="#000000" style:text-position="0% 100%" style:font-name="Arial" fo:font-family="Arial" style:font-family-generic="roman" style:font-pitch="variable" fo:font-size="14pt" fo:language="und" fo:country="none" fo:font-weight="bold" style:text-blinking="false" style:font-name-asian="Times New Roman1" style:font-family-asian="'Times New Roman'" style:font-family-generic-asian="system" style:font-pitch-asian="variable" style:font-size-asian="14pt" style:language-asian="und" style:country-asian="none" style:font-weight-asian="bold" style:font-size-complex="14pt" style:language-complex="ar" style:country-complex="SA" style:font-style-complex="italic" style:font-weight-complex="bold" style:text-emphasize="none" style:text-scale="100%" fo:hyphenate="false" fo:hyphenation-remain-char-count="2" fo:hyphenation-push-char-count="2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normal" style:default-outline-level="1" style:list-style-name="">
      <style:paragraph-properties fo:margin-top="0.1945in" fo:margin-bottom="0.1945in" loext:contextual-spacing="false" fo:line-height="100%" fo:hyphenation-ladder-count="no-limit" style:vertical-align="top"/>
      <style:text-properties style:text-position="0% 100%" style:font-name="Times New Roman" fo:font-family="'Times New Roman'" style:font-family-generic="roman" style:font-pitch="variable" fo:font-size="12pt" fo:language="en" fo:country="US" style:text-blinking="false" style:font-name-asian="Times New Roman1" style:font-family-asian="'Times New Roman'" style:font-family-generic-asian="system" style:font-pitch-asian="variabl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Header" style:family="paragraph" style:parent-style-name="normal" style:default-outline-level="1" style:list-style-name="" style:class="extra">
      <style:paragraph-properties fo:margin-top="0in" fo:margin-bottom="0.139in" loext:contextual-spacing="false" fo:line-height="115%" fo:hyphenation-ladder-count="no-limit" style:vertical-align="top"/>
      <style:text-properties style:text-position="0% 100%" fo:font-size="11pt" fo:language="und" fo:country="none" style:text-blinking="false" style:font-size-asian="11pt" style:language-asian="und" style:country-asian="none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Footer" style:family="paragraph" style:parent-style-name="normal" style:default-outline-level="1" style:list-style-name="" style:class="extra">
      <style:paragraph-properties fo:margin-top="0in" fo:margin-bottom="0.139in" loext:contextual-spacing="false" fo:line-height="115%" fo:hyphenation-ladder-count="no-limit" style:vertical-align="top"/>
      <style:text-properties style:text-position="0% 100%" fo:font-size="11pt" fo:language="und" fo:country="none" style:text-blinking="false" style:font-size-asian="11pt" style:language-asian="und" style:country-asian="none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Balloon_20_Text" style:display-name="Balloon Text" style:family="paragraph" style:parent-style-name="normal" style:default-outline-level="1" style:list-style-name="">
      <style:paragraph-properties fo:margin-top="0in" fo:margin-bottom="0in" loext:contextual-spacing="false" fo:line-height="100%" fo:hyphenation-ladder-count="no-limit" style:vertical-align="top"/>
      <style:text-properties style:text-position="0% 100%" style:font-name="Lucida Grande" fo:font-family="'Lucida Grande'" style:font-family-generic="roman" style:font-pitch="variable" fo:font-size="9pt" fo:language="und" fo:country="none" style:text-blinking="false" style:font-size-asian="9pt" style:language-asian="und" style:country-asian="none" style:font-size-complex="9pt" style:language-complex="ar" style:country-complex="SA" style:text-emphasize="none" style:text-scale="100%" fo:hyphenate="false" fo:hyphenation-remain-char-count="2" fo:hyphenation-push-char-count="2"/>
    </style:style>
    <style:style style:name="Comment_20_Text" style:display-name="Comment Text" style:family="paragraph" style:parent-style-name="normal" style:default-outline-level="1" style:list-style-name="">
      <style:paragraph-properties fo:margin-top="0in" fo:margin-bottom="0.139in" loext:contextual-spacing="false" fo:line-height="115%" fo:hyphenation-ladder-count="no-limit" style:vertical-align="top"/>
      <style:text-properties style:text-position="0% 100%" fo:font-size="12pt" fo:language="und" fo:country="none" style:text-blinking="false" style:font-size-asian="12pt" style:language-asian="und" style:country-asian="none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Comment_20_Subject" style:display-name="Comment Subject" style:family="paragraph" style:parent-style-name="Comment_20_Text" style:default-outline-level="1" style:list-style-name="">
      <style:paragraph-properties fo:margin-top="0in" fo:margin-bottom="0.139in" loext:contextual-spacing="false" fo:line-height="115%" fo:hyphenation-ladder-count="no-limit" style:vertical-align="top"/>
      <style:text-properties style:text-position="0% 100%" fo:font-size="12pt" fo:language="und" fo:country="none" fo:font-weight="bold" style:text-blinking="false" style:font-size-asian="12pt" style:language-asian="und" style:country-asian="none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Medium_20_List_20_2_20_-_20_Accent_20_21" style:display-name="Medium List 2 - Accent 21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1pt" fo:language="en" fo:country="US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sctxt" style:family="paragraph" style:parent-style-name="normal" style:default-outline-level="1" style:list-style-name="">
      <style:paragraph-properties fo:margin-top="0.1945in" fo:margin-bottom="0.1945in" loext:contextual-spacing="false" fo:line-height="100%" fo:hyphenation-ladder-count="no-limit" style:vertical-align="top"/>
      <style:text-properties style:text-position="0% 100%" style:font-name="Times New Roman" fo:font-family="'Times New Roman'" style:font-family-generic="roman" style:font-pitch="variable" fo:font-size="12pt" fo:language="en" fo:country="US" style:text-blinking="false" style:font-name-asian="Times New Roman1" style:font-family-asian="'Times New Roman'" style:font-family-generic-asian="system" style:font-pitch-asian="variabl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Endnote" style:family="paragraph" style:parent-style-name="normal" style:default-outline-level="1" style:list-style-name="" style:class="extra">
      <style:paragraph-properties fo:margin-top="0in" fo:margin-bottom="0.139in" loext:contextual-spacing="false" fo:line-height="115%" fo:hyphenation-ladder-count="no-limit" style:vertical-align="top"/>
      <style:text-properties style:text-position="0% 100%" fo:font-size="10pt" fo:language="en" fo:country="US" style:text-blinking="false" style:font-size-asian="10pt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prefix" style:family="paragraph" style:parent-style-name="normal" style:default-outline-level="1" style:list-style-name="">
      <style:paragraph-properties fo:margin-top="0.1945in" fo:margin-bottom="0.1945in" loext:contextual-spacing="false" fo:line-height="100%" fo:hyphenation-ladder-count="no-limit" style:vertical-align="top"/>
      <style:text-properties style:text-position="0% 100%" style:font-name="Times New Roman" fo:font-family="'Times New Roman'" style:font-family-generic="roman" style:font-pitch="variable" fo:font-size="12pt" fo:language="en" fo:country="US" style:text-blinking="false" style:font-name-asian="Times New Roman1" style:font-family-asian="'Times New Roman'" style:font-family-generic-asian="system" style:font-pitch-asian="variabl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my-footnote" style:family="paragraph" style:parent-style-name="normal" style:default-outline-level="1" style:list-style-name="">
      <style:paragraph-properties fo:margin-top="0in" fo:margin-bottom="0.1563in" loext:contextual-spacing="false" style:line-height-at-least="0.2083in" fo:hyphenation-ladder-count="no-limit" style:vertical-align="baseline"/>
      <style:text-properties fo:color="#000000" style:text-position="0% 100%" style:font-name="Times New Roman" fo:font-family="'Times New Roman'" style:font-family-generic="roman" style:font-pitch="variable" fo:font-size="9pt" fo:language="en" fo:country="US" style:text-blinking="false" style:font-name-asian="Times New Roman1" style:font-family-asian="'Times New Roman'" style:font-family-generic-asian="system" style:font-pitch-asian="variable" style:font-size-asian="9pt" style:language-asian="en" style:country-asian="US" style:font-size-complex="9pt" style:language-complex="ar" style:country-complex="SA" style:text-emphasize="none" style:text-scale="100%" fo:hyphenate="false" fo:hyphenation-remain-char-count="2" fo:hyphenation-push-char-count="2"/>
    </style:style>
    <style:style style:name="Medium_20_Grid_20_1_20_-_20_Accent_20_2" style:display-name="Medium Grid 1 - Accent 2" style:family="paragraph" style:parent-style-name="normal" style:default-outline-level="1" style:list-style-name="">
      <style:paragraph-properties fo:margin-left="0.5in" fo:margin-right="0in" fo:margin-top="0in" fo:margin-bottom="0.139in" loext:contextual-spacing="tru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Grid_20_Table_20_5_20_Dark_20_-_20_Accent_20_1" style:display-name="Grid Table 5 Dark - Accent 1" style:family="paragraph" style:parent-style-name="Heading_20_1" style:next-style-name="Standard" style:default-outline-level="">
      <style:paragraph-properties fo:margin-top="0.3335in" fo:margin-bottom="0in" loext:contextual-spacing="false" fo:line-height="115%" fo:text-align="start" style:justify-single-word="false" fo:keep-together="always" fo:hyphenation-ladder-count="no-limit" fo:keep-with-next="always" style:vertical-align="top"/>
      <style:text-properties fo:color="#2e74b5" style:text-position="0% 100%" style:font-name="Calibri Light" fo:font-family="'Calibri Light'" style:font-family-generic="roman" style:font-pitch="variable" fo:font-size="14pt" fo:language="und" fo:country="none" fo:font-weight="bold" style:letter-kerning="false" style:text-blinking="false" style:font-name-asian="Times New Roman1" style:font-family-asian="'Times New Roman'" style:font-family-generic-asian="system" style:font-pitch-asian="variable" style:font-size-asian="14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Contents_20_1" style:display-name="Contents 1" style:family="paragraph" style:parent-style-name="normal" style:next-style-name="Standard" style:default-outline-level="1" style:list-style-name="" style:class="index">
      <style:paragraph-properties fo:margin-top="0in" fo:margin-bottom="0.1252in" loext:contextual-spacing="false" fo:line-height="115%" fo:hyphenation-ladder-count="no-limit" style:vertical-align="top">
        <style:tab-stops>
          <style:tab-stop style:position="6.4929in" style:type="right" style:leader-style="dotted" style:leader-text="."/>
        </style:tab-stops>
      </style:paragraph-properties>
      <style:text-properties style:text-position="0% 100%" style:font-name="Arial" fo:font-family="Arial" style:font-family-generic="roman" style:font-pitch="variable" fo:font-size="11pt" fo:language="und" fo:country="none" style:text-blinking="false" style:font-size-asian="11pt" style:language-asian="und" style:country-asian="none" style:font-name-complex="Arial1" style:font-family-complex="Arial" style:font-family-generic-complex="system" style:font-pitch-complex="variable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Contents_20_2" style:display-name="Contents 2" style:family="paragraph" style:parent-style-name="normal" style:next-style-name="Standard" style:default-outline-level="1" style:list-style-name="" style:class="index">
      <style:paragraph-properties fo:margin-left="0.1528in" fo:margin-right="0in" fo:margin-top="0in" fo:margin-bottom="0.0693in" loext:contextual-spacing="fals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Contents_20_3" style:display-name="Contents 3" style:family="paragraph" style:parent-style-name="normal" style:next-style-name="Standard" style:default-outline-level="1" style:list-style-name="" style:class="index">
      <style:paragraph-properties fo:margin-left="0.3055in" fo:margin-right="0in" fo:margin-top="0in" fo:margin-bottom="0.0693in" loext:contextual-spacing="fals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Medium_20_List_20_2_20_-_20_Accent_20_2" style:display-name="Medium List 2 - Accent 2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1pt" fo:language="en" fo:country="US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Document_20_Map" style:display-name="Document Map" style:family="paragraph" style:parent-style-name="normal" style:default-outline-level="1" style:list-style-name="">
      <style:paragraph-properties fo:margin-top="0in" fo:margin-bottom="0in" loext:contextual-spacing="false" fo:line-height="100%" fo:hyphenation-ladder-count="no-limit" style:vertical-align="top"/>
      <style:text-properties style:text-position="0% 100%" style:font-name="Times New Roman" fo:font-family="'Times New Roman'" style:font-family-generic="roman" style:font-pitch="variable" fo:font-size="12pt" fo:language="und" fo:country="none" style:text-blinking="false" style:font-size-asian="12pt" style:language-asian="und" style:country-asian="none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p1" style:family="paragraph" style:parent-style-name="normal" style:default-outline-level="1" style:list-style-name="">
      <style:paragraph-properties fo:margin-top="0in" fo:margin-bottom="0in" loext:contextual-spacing="false" fo:line-height="100%" fo:hyphenation-ladder-count="no-limit" style:vertical-align="top"/>
      <style:text-properties style:text-position="0% 100%" style:font-name="Lucida Grande" fo:font-family="'Lucida Grande'" style:font-family-generic="roman" style:font-pitch="variable" fo:font-size="7.5pt" fo:language="en" fo:country="US" style:text-blinking="false" style:font-size-asian="7.5pt" style:language-asian="en" style:country-asian="US" style:font-name-complex="Lucida Grande1" style:font-family-complex="'Lucida Grande'" style:font-family-generic-complex="system" style:font-pitch-complex="variable" style:font-size-complex="7.5pt" style:language-complex="ar" style:country-complex="SA" style:text-emphasize="none" style:text-scale="100%" fo:hyphenate="false" fo:hyphenation-remain-char-count="2" fo:hyphenation-push-char-count="2"/>
    </style:style>
    <style:style style:name="Colorful_20_Shading_20_-_20_Accent_20_1" style:display-name="Colorful Shading - Accent 1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1pt" fo:language="en" fo:country="US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Heading_20_1_20_Char" style:display-name="Heading 1 Char" style:family="text">
      <style:text-properties style:text-position="0% 100%" style:font-name="Arial" fo:font-family="Arial" style:font-family-generic="roman" style:font-pitch="variable" fo:font-size="18pt" fo:font-weight="bold" style:letter-kerning="true" style:text-blinking="false" style:font-name-asian="Times New Roman1" style:font-family-asian="'Times New Roman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 style:text-emphasize="none" style:text-scale="100%"/>
    </style:style>
    <style:style style:name="Heading_20_2_20_Char" style:display-name="Heading 2 Char" style:family="text">
      <style:text-properties style:text-position="0% 100%" style:font-name="Arial" fo:font-family="Arial" style:font-family-generic="roman" style:font-pitch="variable" fo:font-size="18pt" fo:font-weight="bold" style:text-blinking="false" style:font-name-asian="Times New Roman1" style:font-family-asian="'Times New Roman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 style:text-emphasize="none" style:text-scale="100%"/>
    </style:style>
    <style:style style:name="Internet_20_link" style:display-name="Internet link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Heading_20_3_20_Char" style:display-name="Heading 3 Char" style:family="text">
      <style:text-properties style:text-position="0% 100%" style:font-name="Cambria" fo:font-family="Cambria" style:font-family-generic="roman" style:font-pitch="variable" fo:font-size="16pt" fo:font-weight="bold" style:text-blinking="fals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 style:text-emphasize="none" style:text-scale="100%"/>
    </style:style>
    <style:style style:name="Strong" style:family="text">
      <style:text-properties style:text-position="0% 100%" fo:font-weight="bold" style:text-blinking="false" style:font-weight-asian="bold" style:font-weight-complex="bold" style:text-emphasize="none" style:text-scale="100%"/>
    </style:style>
    <style:style style:name="Emphasis" style:family="text">
      <style:text-properties style:text-position="0% 100%" fo:font-style="italic" style:text-blinking="false" style:font-style-asian="italic" style:font-style-complex="italic" style:text-emphasize="none" style:text-scale="100%"/>
    </style:style>
    <style:style style:name="Header_20_Char" style:display-name="Header Char" style:family="text">
      <style:text-properties style:text-position="0% 100%" fo:font-size="11pt" style:text-blinking="false" style:font-size-asian="11pt" style:font-size-complex="11pt" style:text-emphasize="none" style:text-scale="100%"/>
    </style:style>
    <style:style style:name="Footer_20_Char" style:display-name="Footer Char" style:family="text">
      <style:text-properties style:text-position="0% 100%" fo:font-size="11pt" style:text-blinking="false" style:font-size-asian="11pt" style:font-size-complex="11pt" style:text-emphasize="none" style:text-scale="100%"/>
    </style:style>
    <style:style style:name="FollowedHyperlink" style:family="text">
      <style:text-properties fo:color="#800080" style:text-position="0% 100%" style:text-underline-style="solid" style:text-underline-width="auto" style:text-underline-color="font-color" style:text-blinking="false" style:text-emphasize="none" style:text-scale="100%"/>
    </style:style>
    <style:style style:name="Balloon_20_Text_20_Char" style:display-name="Balloon Text Char" style:family="text">
      <style:text-properties style:text-position="0% 100%" style:font-name="Lucida Grande" fo:font-family="'Lucida Grande'" style:font-family-generic="roman" style:font-pitch="variable" fo:font-size="9pt" style:text-blinking="false" style:font-size-asian="9pt" style:font-name-complex="Lucida Grande1" style:font-family-complex="'Lucida Grande'" style:font-family-generic-complex="system" style:font-pitch-complex="variable" style:font-size-complex="9pt" style:text-emphasize="none" style:text-scale="100%"/>
    </style:style>
    <style:style style:name="Comment_20_Reference" style:display-name="Comment Reference" style:family="text">
      <style:text-properties style:text-position="0% 100%" fo:font-size="9pt" style:text-blinking="false" style:font-size-asian="9pt" style:font-size-complex="9pt" style:text-emphasize="none" style:text-scale="100%"/>
    </style:style>
    <style:style style:name="Comment_20_Text_20_Char" style:display-name="Comment Text Char" style:family="text">
      <style:text-properties style:text-position="0% 100%" fo:font-size="12pt" style:text-blinking="false" style:font-size-asian="12pt" style:font-size-complex="12pt" style:text-emphasize="none" style:text-scale="100%"/>
    </style:style>
    <style:style style:name="Comment_20_Subject_20_Char" style:display-name="Comment Subject Char" style:family="text">
      <style:text-properties style:text-position="0% 100%" fo:font-size="12pt" fo:font-weight="bold" style:text-blinking="false" style:font-size-asian="12pt" style:font-weight-asian="bold" style:font-size-complex="12pt" style:font-weight-complex="bold" style:text-emphasize="none" style:text-scale="100%"/>
    </style:style>
    <style:style style:name="Endnote_20_Text_20_Char" style:display-name="Endnote Text Char" style:family="text" style:parent-style-name="Default_20_Paragraph_20_Font">
      <style:text-properties style:text-position="0% 100%" style:text-blinking="false" style:text-emphasize="none" style:text-scale="100%"/>
    </style:style>
    <style:style style:name="Endnote_20_Symbol" style:display-name="Endnote Symbol" style:family="text">
      <style:text-properties style:text-position="super 58%" style:text-blinking="false" style:text-emphasize="none" style:text-scale="100%"/>
    </style:style>
    <style:style style:name="Endnote_20_anchor" style:display-name="Endnote anchor" style:family="text">
      <style:text-properties style:text-position="super 58%" style:text-blinking="false" style:text-emphasize="none" style:text-scale="100%"/>
    </style:style>
    <style:style style:name="Heading_20_4_20_Char" style:display-name="Heading 4 Char" style:family="text">
      <style:text-properties fo:color="#000000" style:text-position="0% 100%" style:font-name="Arial" fo:font-family="Arial" style:font-family-generic="roman" style:font-pitch="variable" fo:font-size="16pt" fo:font-weight="bold" style:text-blinking="false" style:font-name-asian="Times New Roman1" style:font-family-asian="'Times New Roman'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2pt" style:font-style-complex="italic" style:font-weight-complex="bold" style:text-emphasize="none" style:text-scale="100%"/>
    </style:style>
    <style:style style:name="Heading_20_5_20_Char" style:display-name="Heading 5 Char" style:family="text">
      <style:text-properties fo:color="#000000" style:text-position="0% 100%" style:font-name="Arial" fo:font-family="Arial" style:font-family-generic="roman" style:font-pitch="variable" fo:font-size="14pt" fo:font-weight="bold" style:text-blinking="false" style:font-name-asian="Times New Roman1" style:font-family-asian="'Times New Roman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 style:text-emphasize="none" style:text-scale="100%"/>
    </style:style>
    <style:style style:name="HTML_20_Code" style:display-name="HTML Code" style:family="text">
      <style:text-properties style:text-position="0% 100%" style:font-name="Courier New" fo:font-family="'Courier New'" style:font-family-generic="roman" style:font-pitch="variable" fo:font-size="10pt" style:text-blinking="false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style:text-emphasize="none" style:text-scale="100%"/>
    </style:style>
    <style:style style:name="Document_20_Map_20_Char" style:display-name="Document Map Char" style:family="text">
      <style:text-properties style:text-position="0% 100%" style:font-name="Times New Roman" fo:font-family="'Times New Roman'" style:font-family-generic="roman" style:font-pitch="variable" fo:font-size="12pt" style:text-blinking="false" style:font-size-asian="12pt" style:font-size-complex="12pt" style:text-emphasize="none" style:text-scale="100%"/>
    </style:style>
    <style:style style:name="Unresolved_20_Mention" style:display-name="Unresolved Mention" style:family="text">
      <style:text-properties fo:color="#605e5c" style:text-position="0% 100%" style:text-blinking="false" fo:background-color="#e1dfdd" style:text-emphasize="none" style:text-scale="100%"/>
    </style:style>
    <style:style style:name="ListLabel_20_1" style:display-name="ListLabel 1" style:family="text">
      <style:text-properties style:text-position="0% 100%"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style:font-name="Arial" fo:font-family="Arial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position="0% 100%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ListLabel_20_38" style:display-name="ListLabel 38" style:family="text">
      <style:text-properties fo:color="#0000ff" style:text-position="0% 100%" style:text-underline-style="solid" style:text-underline-width="auto" style:text-underline-color="font-color"/>
    </style:style>
    <style:style style:name="ListLabel_20_39" style:display-name="ListLabel 39" style:family="text">
      <style:text-properties fo:color="#0000ff" style:text-position="0% 100%" style:font-name="Arial" fo:font-family="Arial" style:font-family-generic="roman" style:font-pitch="variable" fo:font-size="12pt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40" style:display-name="ListLabel 40" style:family="text">
      <style:text-properties fo:color="#0000ff" style:text-position="0% 100%" style:text-underline-style="solid" style:text-underline-width="auto" style:text-underline-color="font-color" fo:font-weight="bold" style:font-weight-asian="bold"/>
    </style:style>
    <style:style style:name="ListLabel_20_41" style:display-name="ListLabel 41" style:family="text">
      <style:text-properties fo:color="#1155cc" style:text-underline-style="solid" style:text-underline-width="auto" style:text-underline-color="font-color"/>
    </style:style>
    <style:style style:name="ListLabel_20_42" style:display-name="ListLabel 42" style:family="text">
      <style:text-properties fo:color="#1155cc" style:font-name="Arial" fo:font-family="Arial" style:font-family-generic="roman" style:font-pitch="variable" style:text-underline-style="solid" style:text-underline-width="auto" style:text-underline-color="font-colo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background-color="#ffffff"/>
    </style:style>
    <style:style style:name="ListLabel_20_43" style:display-name="ListLabel 43" style:family="text">
      <style:text-properties fo:color="#0000ff" style:text-position="0% 100%" fo:font-style="italic" style:text-underline-style="solid" style:text-underline-width="auto" style:text-underline-color="font-color" fo:font-weight="bold" style:font-style-asian="italic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4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Standard">
      <style:paragraph-properties fo:margin-top="0in" fo:margin-bottom="0in" loext:contextual-spacing="false" fo:line-height="100%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page-layout style:name="Mpm1">
      <style:page-layout-properties fo:page-width="8.5in" fo:page-height="11in" style:num-format="1" style:print-orientation="portrait" fo:margin-top="1in" fo:margin-bottom="0.2709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291in" fo:margin-left="0in" fo:margin-right="0in" fo:margin-top="0.68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2709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2291in" fo:margin-left="0in" fo:margin-right="0in" fo:margin-top="0.1898in" style:dynamic-spacing="true"/>
      </style:footer-style>
    </style:page-layout>
  </office:automatic-styles>
  <office:master-styles>
    <style:master-page style:name="Standard" style:page-layout-name="Mpm1">
      <style:footer>
        <text:h text:style-name="MP1" text:outline-level="1"><text:span text:style-name="MT1">Page </text:span><text:page-number text:select-page="current">0</text:page-number><text:span text:style-name="MT1"><text:s/>of </text:span><text:page-count>10</text:page-count></text:h>
      </style:footer>
    </style:master-page>
    <style:master-page style:name="First_20_Page" style:display-name="First Page" style:page-layout-name="Mpm1" style:next-style-name="Standard">
      <style:footer>
        <text:h text:style-name="MP2" text:outline-level="1"><text:span text:style-name="MT1"><text:tab/>Page </text:span><text:page-number text:select-page="current">1</text:page-number><text:span text:style-name="MT1"><text:s/>of </text:span><text:page-count>10</text:page-count></text:h>
      </style:footer>
    </style:master-page>
    <style:master-page style:name="Converted1" style:page-layout-name="Mpm2">
      <style:header>
        <text:h text:style-name="MP3" text:outline-level="1"/>
      </style:header>
      <style:footer>
        <text:h text:style-name="MP1" text:outline-level="1"><text:span text:style-name="MT1">Page </text:span><text:page-number text:select-page="current">10</text:page-number><text:span text:style-name="MT1"><text:s/>of </text:span><text:page-count>10</text:page-count></text:h>
        <text:h text:style-name="MP4" text:outline-level="1"/>
      </style:footer>
    </style:master-page>
    <style:master-page style:name="Converted2" style:page-layout-name="Mpm2" style:next-style-name="Converted1">
      <style:header>
        <text:h text:style-name="MP3" text:outline-level="1"/>
      </style:header>
      <style:footer>
        <text:h text:style-name="MP5" text:outline-level="1"><text:span text:style-name="MT2">__________________________________</text:span></text:h>
        <text:h text:style-name="MP2" text:outline-level="1"><text:span text:style-name="MT1">“Voluntary Product Accessibility Template” and “VPAT” are registered <text:line-break/>service marks of the Information Technology Industry Council (ITI)<text:tab/>Page </text:span><text:page-number text:select-page="current">2</text:page-number><text:span text:style-name="MT1"><text:s/>of </text:span><text:page-count>10</text:page-count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6:13:00</meta:creation-date>
    <meta:initial-creator>mvandooz</meta:initial-creator>
    <meta:document-statistic meta:table-count="6" meta:image-count="0" meta:object-count="0" meta:page-count="10" meta:paragraph-count="712" meta:word-count="3703" meta:character-count="24312" meta:non-whitespace-character-count="21338"/>
    <meta:generator>LibreOfficeDev/6.0.5.2$Linux_X86_64 LibreOffice_project/</meta:generator>
  </office:meta>
</office:document-meta>
</file>